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ffffff" draw:textarea-vertical-align="middle"/>
    </style:style>
    <style:style style:name="gr2"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3"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4" style:family="graphic" style:parent-style-name="objectwithoutfill">
      <style:graphic-properties svg:stroke-width="0.152cm" draw:marker-start-width="0.427cm" draw:marker-end-width="0.427cm" draw:fill="none" draw:textarea-horizontal-align="center" draw:textarea-vertical-align="middle" fo:padding-top="0.2cm" fo:padding-bottom="0.2cm" fo:padding-left="0.325cm" fo:padding-right="0.325cm"/>
    </style:style>
    <style:style style:name="gr5"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6"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objectwithoutfill">
      <style:graphic-properties draw:fill="none" draw:textarea-vertical-align="middle"/>
    </style:style>
    <style:style style:name="gr9" style:family="graphic" style:parent-style-name="objectwithoutfill">
      <style:graphic-properties draw:fill="none" draw:textarea-horizontal-align="center" draw:textarea-vertical-align="middle"/>
    </style:style>
    <style:style style:name="gr10" style:family="graphic" style:parent-style-name="objectwithoutfill">
      <style:graphic-properties svg:stroke-width="0.152cm" draw:marker-start-width="0.43cm" draw:marker-end-width="0.43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6.455cm" svg:height="1.604cm" svg:x="16.157cm" svg:y="2.559cm">
          <text:p/>
        </draw:rect>
        <draw:path draw:style-name="gr2" draw:text-style-name="P1" draw:layer="Drawing Layer" svg:width="10.463cm" svg:height="6.053cm" svg:x="2.357cm" svg:y="5.814cm" svg:viewBox="0 0 10464 6054" svg:d="M0 6048c201 37 304-117 558-117 187-88 390-205 605-196 197 9 727-116 919-147 195-32 817-36 1016-38 889-254 1397-470 1651-597 113-56 1326-815 1524-889 194-72 2839-1949 2921-2159l1270-1905">
          <text:p/>
        </draw:path>
        <draw:line draw:style-name="gr3" draw:text-style-name="P1" draw:layer="Drawing Layer" svg:x1="2.915cm" svg:y1="9.586cm" svg:x2="6.344cm" svg:y2="3.871cm">
          <text:p/>
        </draw:line>
        <draw:polyline draw:style-name="gr4" draw:text-style-name="P1" draw:layer="Drawing Layer" svg:width="14.869cm" svg:height="1.896cm" svg:x="6.272cm" svg:y="3.906cm" svg:viewBox="0 0 14870 1897" draw:points="0,0 3801,1897 14870,1720">
          <text:p/>
        </draw:polyline>
        <draw:line draw:style-name="gr3" draw:text-style-name="P1" draw:layer="Drawing Layer" svg:x1="8.208cm" svg:y1="8.404cm" svg:x2="4.654cm" svg:y2="6.654cm">
          <text:p/>
        </draw:line>
        <draw:line draw:style-name="gr3" draw:text-style-name="P1" draw:layer="Drawing Layer" svg:x1="9.821cm" svg:y1="5.646cm" svg:x2="6.742cm" svg:y2="10.916cm">
          <text:p/>
        </draw:line>
        <draw:line draw:style-name="gr5" draw:text-style-name="P1" draw:layer="Drawing Layer" svg:x1="6.376cm" svg:y1="10.304cm" svg:x2="3.42cm" svg:y2="8.804cm">
          <text:p/>
        </draw:line>
        <draw:line draw:style-name="gr5" draw:text-style-name="P1" draw:layer="Drawing Layer" svg:x1="5.382cm" svg:y1="9.784cm" svg:x2="6.667cm" svg:y2="7.674cm">
          <text:p/>
        </draw:line>
        <draw:line draw:style-name="gr5" draw:text-style-name="P1" draw:layer="Drawing Layer" svg:x1="4.762cm" svg:y1="7.625cm" svg:x2="4.342cm" svg:y2="7.428cm">
          <text:p/>
        </draw:line>
        <draw:line draw:style-name="gr5" draw:text-style-name="P1" draw:layer="Drawing Layer" svg:x1="5.157cm" svg:y1="6.913cm" svg:x2="4.756cm" svg:y2="7.625cm">
          <text:p/>
        </draw:line>
        <draw:line draw:style-name="gr5" draw:text-style-name="P1" draw:layer="Drawing Layer" svg:x1="5.488cm" svg:y1="7.091cm" svg:x2="4.997cm" svg:y2="7.969cm">
          <text:p/>
        </draw:line>
        <draw:line draw:style-name="gr5" draw:text-style-name="P1" draw:layer="Drawing Layer" svg:x1="5.182cm" svg:y1="6.944cm" svg:x2="4.678cm" svg:y2="7.826cm">
          <text:p/>
        </draw:line>
        <draw:line draw:style-name="gr5" draw:text-style-name="P1" draw:layer="Drawing Layer" svg:x1="4.605cm" svg:y1="8.496cm" svg:x2="4.177cm" svg:y2="9.194cm">
          <text:p/>
        </draw:line>
        <draw:line draw:style-name="gr5" draw:text-style-name="P1" draw:layer="Drawing Layer" svg:x1="5cm" svg:y1="8.654cm" svg:x2="4.557cm" svg:y2="9.38cm">
          <text:p/>
        </draw:line>
        <draw:line draw:style-name="gr6" draw:text-style-name="P1" draw:layer="Drawing Layer" svg:x1="4.605cm" svg:y1="8.496cm" svg:x2="4.177cm" svg:y2="9.194cm">
          <text:p/>
        </draw:line>
        <draw:line draw:style-name="gr5" draw:text-style-name="P1" draw:layer="Drawing Layer" svg:x1="4.262cm" svg:y1="8.331cm" svg:x2="3.834cm" svg:y2="9.029cm">
          <text:p/>
        </draw:line>
        <draw:line draw:style-name="gr5" draw:text-style-name="P1" draw:layer="Drawing Layer" svg:x1="4.96cm" svg:y1="7.929cm" svg:x2="4.603cm" svg:y2="8.505cm">
          <text:p/>
        </draw:line>
        <draw:polyline draw:style-name="gr7" draw:text-style-name="P1" draw:layer="Drawing Layer" svg:width="1.309cm" svg:height="2.086cm" svg:x="4.914cm" svg:y="7.462cm" svg:viewBox="0 0 1310 2087" draw:points="0,2087 428,1389 1310,0">
          <text:p/>
        </draw:polyline>
        <draw:line draw:style-name="gr5" draw:text-style-name="P1" draw:layer="Drawing Layer" svg:x1="5.858cm" svg:y1="7.301cm" svg:x2="5.367cm" svg:y2="8.179cm">
          <text:p/>
        </draw:line>
        <draw:polyline draw:style-name="gr7" draw:text-style-name="P1" draw:layer="Drawing Layer" svg:width="0.966cm" svg:height="0.513cm" svg:x="4.692cm" svg:y="7.804cm" svg:viewBox="0 0 967 514" draw:points="0,0 293,172 967,514">
          <text:p/>
        </draw:polyline>
        <draw:polyline draw:style-name="gr7" draw:text-style-name="P1" draw:layer="Drawing Layer" svg:width="0.846cm" svg:height="1.754cm" svg:x="3.928cm" svg:y="6.728cm" svg:viewBox="0 0 847 1755" draw:points="847,0 0,1413 666,1755">
          <text:p/>
        </draw:polyline>
        <draw:line draw:style-name="gr5" draw:text-style-name="P1" draw:layer="Drawing Layer" svg:x1="6.232cm" svg:y1="8.416cm" svg:x2="5.76cm" svg:y2="8.195cm">
          <text:p/>
        </draw:line>
        <draw:line draw:style-name="gr5" draw:text-style-name="P1" draw:layer="Drawing Layer" svg:x1="7.16cm" svg:y1="8.469cm" svg:x2="6.405cm" svg:y2="8.117cm">
          <text:p/>
        </draw:line>
        <draw:line draw:style-name="gr5" draw:text-style-name="P1" draw:layer="Drawing Layer" svg:x1="6.974cm" svg:y1="8.817cm" svg:x2="6.219cm" svg:y2="8.465cm">
          <text:p/>
        </draw:line>
        <draw:line draw:style-name="gr5" draw:text-style-name="P1" draw:layer="Drawing Layer" svg:x1="6.778cm" svg:y1="9.139cm" svg:x2="5.998cm" svg:y2="8.768cm">
          <text:p/>
        </draw:line>
        <draw:line draw:style-name="gr5" draw:text-style-name="P1" draw:layer="Drawing Layer" svg:x1="7.905cm" svg:y1="8.843cm" svg:x2="7.15cm" svg:y2="8.491cm">
          <text:p/>
        </draw:line>
        <draw:line draw:style-name="gr5" draw:text-style-name="P1" draw:layer="Drawing Layer" svg:x1="7.76cm" svg:y1="9.134cm" svg:x2="6.98cm" svg:y2="8.833cm">
          <text:p/>
        </draw:line>
        <draw:line draw:style-name="gr5" draw:text-style-name="P1" draw:layer="Drawing Layer" svg:x1="7.417cm" svg:y1="8.041cm" svg:x2="6.785cm" svg:y2="9.154cm">
          <text:p/>
        </draw:line>
        <draw:polyline draw:style-name="gr7" draw:text-style-name="P1" draw:layer="Drawing Layer" svg:width="2.114cm" svg:height="1.101cm" svg:x="4.646cm" svg:y="8.477cm" svg:viewBox="0 0 2115 1102" draw:points="0,0 683,360 1157,643 2115,1102">
          <text:p/>
        </draw:polyline>
        <draw:line draw:style-name="gr3" draw:text-style-name="P1" draw:layer="Drawing Layer" svg:x1="6.104cm" svg:y1="11.147cm" svg:x2="2.862cm" svg:y2="9.574cm">
          <text:p/>
        </draw:line>
        <draw:line draw:style-name="gr5" draw:text-style-name="P1" draw:layer="Drawing Layer" svg:x1="4.816cm" svg:y1="10.495cm" svg:x2="5.269cm" svg:y2="9.77cm">
          <text:p/>
        </draw:line>
        <draw:line draw:style-name="gr5" draw:text-style-name="P1" draw:layer="Drawing Layer" svg:x1="4.468cm" svg:y1="10.311cm" svg:x2="4.921cm" svg:y2="9.586cm">
          <text:p/>
        </draw:line>
        <draw:line draw:style-name="gr5" draw:text-style-name="P1" draw:layer="Drawing Layer" svg:x1="3.737cm" svg:y1="9.955cm" svg:x2="4.193cm" svg:y2="9.215cm">
          <text:p/>
        </draw:line>
        <draw:line draw:style-name="gr5" draw:text-style-name="P1" draw:layer="Drawing Layer" svg:x1="5.505cm" svg:y1="10.889cm" svg:x2="5.994cm" svg:y2="10.114cm">
          <text:p/>
        </draw:line>
        <draw:polyline draw:style-name="gr7" draw:text-style-name="P1" draw:layer="Drawing Layer" svg:width="0.581cm" svg:height="1.142cm" svg:x="6.358cm" svg:y="9.14cm" svg:viewBox="0 0 582 1143" draw:points="421,0 582,109 0,1143">
          <text:p/>
        </draw:polyline>
        <draw:line draw:style-name="gr5" draw:text-style-name="P1" draw:layer="Drawing Layer" svg:x1="7.064cm" svg:y1="10.392cm" svg:x2="5.525cm" svg:y2="10.845cm">
          <text:p/>
        </draw:line>
        <draw:line draw:style-name="gr3" draw:text-style-name="P1" draw:layer="Drawing Layer" svg:x1="9.139cm" svg:y1="6.804cm" svg:x2="5.585cm" svg:y2="5.054cm">
          <text:p/>
        </draw:line>
        <draw:line draw:style-name="gr5" draw:text-style-name="P1" draw:layer="Drawing Layer" svg:x1="8.777cm" svg:y1="6.642cm" svg:x2="7.852cm" svg:y2="8.208cm">
          <text:p/>
        </draw:line>
        <draw:line draw:style-name="gr5" draw:text-style-name="P1" draw:layer="Drawing Layer" svg:x1="8.428cm" svg:y1="6.491cm" svg:x2="7.503cm" svg:y2="8.057cm">
          <text:p/>
        </draw:line>
        <draw:line draw:style-name="gr5" draw:text-style-name="P1" draw:layer="Drawing Layer" svg:x1="8.102cm" svg:y1="6.332cm" svg:x2="7.177cm" svg:y2="7.898cm">
          <text:p/>
        </draw:line>
        <draw:line draw:style-name="gr5" draw:text-style-name="P1" draw:layer="Drawing Layer" svg:x1="7.737cm" svg:y1="6.18cm" svg:x2="6.812cm" svg:y2="7.746cm">
          <text:p/>
        </draw:line>
        <draw:line draw:style-name="gr5" draw:text-style-name="P1" draw:layer="Drawing Layer" svg:x1="7.404cm" svg:y1="6.013cm" svg:x2="6.479cm" svg:y2="7.579cm">
          <text:p/>
        </draw:line>
        <draw:line draw:style-name="gr5" draw:text-style-name="P1" draw:layer="Drawing Layer" svg:x1="7.071cm" svg:y1="5.838cm" svg:x2="6.146cm" svg:y2="7.404cm">
          <text:p/>
        </draw:line>
        <draw:line draw:style-name="gr5" draw:text-style-name="P1" draw:layer="Drawing Layer" svg:x1="6.73cm" svg:y1="5.647cm" svg:x2="5.805cm" svg:y2="7.213cm">
          <text:p/>
        </draw:line>
        <draw:line draw:style-name="gr5" draw:text-style-name="P1" draw:layer="Drawing Layer" svg:x1="6.373cm" svg:y1="5.464cm" svg:x2="5.448cm" svg:y2="7.03cm">
          <text:p/>
        </draw:line>
        <draw:line draw:style-name="gr5" draw:text-style-name="P1" draw:layer="Drawing Layer" svg:x1="8.709cm" svg:y1="7.608cm" svg:x2="5.927cm" svg:y2="6.235cm">
          <text:p/>
        </draw:line>
        <draw:line draw:style-name="gr5" draw:text-style-name="P1" draw:layer="Drawing Layer" svg:x1="11.326cm" svg:y1="6.804cm" svg:x2="10.743cm" svg:y2="7.596cm">
          <text:p/>
        </draw:line>
        <draw:line draw:style-name="gr5" draw:text-style-name="P1" draw:layer="Drawing Layer" svg:x1="10.756cm" svg:y1="7.589cm" svg:x2="9.179cm" svg:y2="6.987cm">
          <text:p/>
        </draw:line>
        <draw:line draw:style-name="gr5" draw:text-style-name="P1" draw:layer="Drawing Layer" svg:x1="11.288cm" svg:y1="6.823cm" svg:x2="9.637cm" svg:y2="6.174cm">
          <text:p/>
        </draw:line>
        <draw:line draw:style-name="gr5" draw:text-style-name="P1" draw:layer="Drawing Layer" svg:x1="10.047cm" svg:y1="8.374cm" svg:x2="8.692cm" svg:y2="7.845cm">
          <text:p/>
        </draw:line>
        <draw:line draw:style-name="gr5" draw:text-style-name="P1" draw:layer="Drawing Layer" svg:x1="10.106cm" svg:y1="8.829cm" svg:x2="8.464cm" svg:y2="8.208cm">
          <text:p/>
        </draw:line>
        <draw:line draw:style-name="gr5" draw:text-style-name="P1" draw:layer="Drawing Layer" svg:x1="9.588cm" svg:y1="9.204cm" svg:x2="8.074cm" svg:y2="8.638cm">
          <text:p/>
        </draw:line>
        <draw:line draw:style-name="gr5" draw:text-style-name="P1" draw:layer="Drawing Layer" svg:x1="9.288cm" svg:y1="9.45cm" svg:x2="7.91cm" svg:y2="8.931cm">
          <text:p/>
        </draw:line>
        <draw:line draw:style-name="gr5" draw:text-style-name="P1" draw:layer="Drawing Layer" svg:x1="9.008cm" svg:y1="9.641cm" svg:x2="7.774cm" svg:y2="9.156cm">
          <text:p/>
        </draw:line>
        <draw:line draw:style-name="gr5" draw:text-style-name="P1" draw:layer="Drawing Layer" svg:x1="8.647cm" svg:y1="9.845cm" svg:x2="7.603cm" svg:y2="9.47cm">
          <text:p/>
        </draw:line>
        <draw:line draw:style-name="gr5" draw:text-style-name="P1" draw:layer="Drawing Layer" svg:x1="8.041cm" svg:y1="10.165cm" svg:x2="7.38cm" svg:y2="9.936cm">
          <text:p/>
        </draw:line>
        <draw:line draw:style-name="gr5" draw:text-style-name="P1" draw:layer="Drawing Layer" svg:x1="9.682cm" svg:y1="6.159cm" svg:x2="8.49cm" svg:y2="8.201cm">
          <text:p/>
        </draw:line>
        <draw:polyline draw:style-name="gr7" draw:text-style-name="P1" draw:layer="Drawing Layer" svg:width="0.708cm" svg:height="1.015cm" svg:x="10.046cm" svg:y="7.588cm" svg:viewBox="0 0 709 1016" draw:points="709,0 0,791 374,1016">
          <text:p/>
        </draw:polyline>
        <draw:line draw:style-name="gr5" draw:text-style-name="P1" draw:layer="Drawing Layer" svg:x1="10.692cm" svg:y1="8.401cm" svg:x2="10.279cm" svg:y2="8.142cm">
          <text:p/>
        </draw:line>
        <draw:line draw:style-name="gr5" draw:text-style-name="P1" draw:layer="Drawing Layer" svg:x1="11.286cm" svg:y1="7.929cm" svg:x2="10.732cm" svg:y2="7.61cm">
          <text:p/>
        </draw:line>
        <draw:line draw:style-name="gr5" draw:text-style-name="P1" draw:layer="Drawing Layer" svg:x1="11.395cm" svg:y1="7.833cm" svg:x2="10.812cm" svg:y2="7.523cm">
          <text:p/>
        </draw:line>
        <draw:line draw:style-name="gr5" draw:text-style-name="P1" draw:layer="Drawing Layer" svg:x1="9.908cm" svg:y1="5.732cm" svg:x2="9.644cm" svg:y2="6.212cm">
          <text:p/>
        </draw:line>
        <draw:line draw:style-name="gr5" draw:text-style-name="P1" draw:layer="layout" svg:x1="12.262cm" svg:y1="6.624cm" svg:x2="17.476cm" svg:y2="9.167cm">
          <text:p/>
        </draw:line>
        <draw:line draw:style-name="gr5" draw:text-style-name="P1" draw:layer="layout" svg:x1="16.344cm" svg:y1="5.717cm" svg:x2="15.502cm" svg:y2="8.187cm">
          <text:p/>
        </draw:line>
        <draw:line draw:style-name="gr8" draw:text-style-name="P1" draw:layer="layout" svg:x1="19.781cm" svg:y1="5.638cm" svg:x2="19.797cm" svg:y2="6.68cm">
          <text:p/>
        </draw:line>
        <draw:line draw:style-name="gr8" draw:text-style-name="P1" draw:layer="layout" svg:x1="18.006cm" svg:y1="6.712cm" svg:x2="20.807cm" svg:y2="6.688cm">
          <text:p/>
        </draw:line>
        <draw:line draw:style-name="gr8" draw:text-style-name="P1" draw:layer="layout" svg:x1="21.938cm" svg:y1="7.189cm" svg:x2="20.784cm" svg:y2="6.68cm">
          <text:p/>
        </draw:line>
        <draw:polyline draw:style-name="gr9" draw:text-style-name="P1" draw:layer="layout" svg:width="4.122cm" svg:height="2.625cm" svg:x="17.815cm" svg:y="7.165cm" svg:viewBox="0 0 4123 2626" draw:points="0,1248 2754,2626 2921,2570 4123,0">
          <text:p/>
        </draw:polyline>
        <draw:line draw:style-name="gr8" draw:text-style-name="P1" draw:layer="layout" svg:x1="18.023cm" svg:y1="7.818cm" svg:x2="16.744cm" svg:y2="7.642cm">
          <text:p/>
        </draw:line>
        <draw:polyline draw:style-name="gr9" draw:text-style-name="P1" draw:layer="layout" svg:width="0.946cm" svg:height="1.487cm" svg:x="15.803cm" svg:y="6.847cm" svg:viewBox="0 0 947 1488" draw:points="0,1488 947,796 788,0">
          <text:p/>
        </draw:polyline>
        <draw:line draw:style-name="gr8" draw:text-style-name="P1" draw:layer="layout" svg:x1="18.004cm" svg:y1="6.801cm" svg:x2="16.576cm" svg:y2="6.873cm">
          <text:p/>
        </draw:line>
        <draw:line draw:style-name="gr8" draw:text-style-name="P1" draw:layer="layout" svg:x1="17.044cm" svg:y1="6.004cm" svg:x2="17.068cm" svg:y2="6.855cm">
          <text:p/>
        </draw:line>
        <draw:line draw:style-name="gr8" draw:text-style-name="P1" draw:layer="layout" svg:x1="16.616cm" svg:y1="6.02cm" svg:x2="16.592cm" svg:y2="6.861cm">
          <text:p/>
        </draw:line>
        <draw:polyline draw:style-name="gr9" draw:text-style-name="P1" draw:layer="layout" svg:width="1.74cm" svg:height="0.192cm" svg:x="16.256cm" svg:y="5.988cm" svg:viewBox="0 0 1741 193" draw:points="0,48 1528,0 1741,193">
          <text:p/>
        </draw:polyline>
        <draw:line draw:style-name="gr8" draw:text-style-name="P1" draw:layer="layout" svg:x1="16.439cm" svg:y1="7.858cm" svg:x2="15.715cm" svg:y2="7.5cm">
          <text:p/>
        </draw:line>
        <draw:line draw:style-name="gr8" draw:text-style-name="P1" draw:layer="layout" svg:x1="20.346cm" svg:y1="5.638cm" svg:x2="20.362cm" svg:y2="6.672cm">
          <text:p/>
        </draw:line>
        <draw:line draw:style-name="gr8" draw:text-style-name="P1" draw:layer="layout" svg:x1="20.832cm" svg:y1="5.646cm" svg:x2="20.824cm" svg:y2="6.688cm">
          <text:p/>
        </draw:line>
        <draw:line draw:style-name="gr8" draw:text-style-name="P1" draw:layer="layout" svg:x1="21.731cm" svg:y1="5.869cm" svg:x2="21.166cm" svg:y2="6.855cm">
          <text:p/>
        </draw:line>
        <draw:line draw:style-name="gr8" draw:text-style-name="P1" draw:layer="layout" svg:x1="22.143cm" svg:y1="6.072cm" svg:x2="21.636cm" svg:y2="7.062cm">
          <text:p/>
        </draw:line>
        <draw:line draw:style-name="gr8" draw:text-style-name="P1" draw:layer="layout" svg:x1="22.686cm" svg:y1="6.335cm" svg:x2="22.177cm" svg:y2="7.237cm">
          <text:p/>
        </draw:line>
        <draw:line draw:style-name="gr8" draw:text-style-name="P1" draw:layer="layout" svg:x1="17.505cm" svg:y1="9.083cm" svg:x2="22.128cm" svg:y2="11.39cm">
          <text:p/>
        </draw:line>
        <draw:line draw:style-name="gr8" draw:text-style-name="P1" draw:layer="layout" svg:x1="24.253cm" svg:y1="6.966cm" svg:x2="22.112cm" svg:y2="11.422cm">
          <text:p/>
        </draw:line>
        <draw:line draw:style-name="gr8" draw:text-style-name="P1" draw:layer="layout" svg:x1="23.103cm" svg:y1="6.516cm" svg:x2="21.046cm" svg:y2="10.857cm">
          <text:p/>
        </draw:line>
        <draw:line draw:style-name="gr8" draw:text-style-name="P1" draw:layer="layout" svg:x1="23.56cm" svg:y1="6.704cm" svg:x2="21.507cm" svg:y2="11.12cm">
          <text:p/>
        </draw:line>
        <draw:line draw:style-name="gr8" draw:text-style-name="P1" draw:layer="layout" svg:x1="22.43cm" svg:y1="10.802cm" svg:x2="21.786cm" svg:y2="10.531cm">
          <text:p/>
        </draw:line>
        <draw:line draw:style-name="gr8" draw:text-style-name="P1" draw:layer="layout" svg:x1="22.693cm" svg:y1="10.189cm" svg:x2="22.08cm" svg:y2="9.902cm">
          <text:p/>
        </draw:line>
        <draw:line draw:style-name="gr8" draw:text-style-name="P1" draw:layer="layout" svg:x1="23.266cm" svg:y1="9.043cm" svg:x2="22.597cm" svg:y2="8.772cm">
          <text:p/>
        </draw:line>
        <draw:line draw:style-name="gr8" draw:text-style-name="P1" draw:layer="layout" svg:x1="23.839cm" svg:y1="7.818cm" svg:x2="22.709cm" svg:y2="7.388cm">
          <text:p/>
        </draw:line>
        <draw:line draw:style-name="gr8" draw:text-style-name="P1" draw:layer="layout" svg:x1="23.576cm" svg:y1="8.406cm" svg:x2="22.398cm" svg:y2="7.969cm">
          <text:p/>
        </draw:line>
        <draw:line draw:style-name="gr8" draw:text-style-name="P1" draw:layer="layout" svg:x1="22.574cm" svg:y1="8.757cm" svg:x2="22.136cm" svg:y2="8.574cm">
          <text:p/>
        </draw:line>
        <draw:line draw:style-name="gr8" draw:text-style-name="P1" draw:layer="layout" svg:x1="22.335cm" svg:y1="9.314cm" svg:x2="21.881cm" svg:y2="9.123cm">
          <text:p/>
        </draw:line>
        <draw:line draw:style-name="gr8" draw:text-style-name="P1" draw:layer="layout" svg:x1="22.104cm" svg:y1="9.887cm" svg:x2="21.603cm" svg:y2="9.703cm">
          <text:p/>
        </draw:line>
        <draw:line draw:style-name="gr8" draw:text-style-name="P1" draw:layer="layout" svg:x1="21.818cm" svg:y1="10.523cm" svg:x2="21.324cm" svg:y2="10.276cm">
          <text:p/>
        </draw:line>
        <draw:line draw:style-name="gr8" draw:text-style-name="P1" draw:layer="layout" svg:x1="21.332cm" svg:y1="10.205cm" svg:x2="20.759cm" svg:y2="9.95cm">
          <text:p/>
        </draw:line>
        <draw:line draw:style-name="gr8" draw:text-style-name="P1" draw:layer="layout" svg:x1="21.762cm" svg:y1="9.306cm" svg:x2="21.197cm" svg:y2="9.051cm">
          <text:p/>
        </draw:line>
        <draw:polyline draw:style-name="gr9" draw:text-style-name="P1" draw:layer="layout" svg:width="2.146cm" svg:height="3.341cm" svg:x="20.506cm" svg:y="7.213cm" svg:viewBox="0 0 2147 3342" draw:points="0,3342 1567,0 2147,207">
          <text:p/>
        </draw:polyline>
        <draw:line draw:style-name="gr8" draw:text-style-name="P1" draw:layer="layout" svg:x1="22.176cm" svg:y1="8.463cm" svg:x2="21.549cm" svg:y2="8.284cm">
          <text:p/>
        </draw:line>
        <draw:line draw:style-name="gr8" draw:text-style-name="P1" draw:layer="layout" svg:x1="18.024cm" svg:y1="7.694cm" svg:x2="20.75cm" svg:y2="7.605cm">
          <text:p/>
        </draw:line>
        <draw:line draw:style-name="gr8" draw:text-style-name="P1" draw:layer="layout" svg:x1="20.815cm" svg:y1="6.696cm" svg:x2="20.758cm" svg:y2="7.597cm">
          <text:p/>
        </draw:line>
        <draw:line draw:style-name="gr8" draw:text-style-name="P1" draw:layer="layout" svg:x1="19.944cm" svg:y1="6.68cm" svg:x2="19.969cm" svg:y2="7.622cm">
          <text:p/>
        </draw:line>
        <draw:line draw:style-name="gr8" draw:text-style-name="P1" draw:layer="layout" svg:x1="19.009cm" svg:y1="6.696cm" svg:x2="19.04cm" svg:y2="7.643cm">
          <text:p/>
        </draw:line>
        <draw:line draw:style-name="gr8" draw:text-style-name="P1" draw:layer="layout" svg:x1="19.948cm" svg:y1="7.189cm" svg:x2="19.025cm" svg:y2="7.205cm">
          <text:p/>
        </draw:line>
        <draw:line draw:style-name="gr8" draw:text-style-name="P1" draw:layer="layout" svg:x1="20.799cm" svg:y1="7.149cm" svg:x2="19.964cm" svg:y2="7.181cm">
          <text:p/>
        </draw:line>
        <draw:polyline draw:style-name="gr9" draw:text-style-name="P1" draw:layer="layout" svg:width="0.811cm" svg:height="1.074cm" svg:x="20.743cm" svg:y="6.926cm" svg:viewBox="0 0 812 1075" draw:points="621,0 402,869 0,677 812,1075">
          <text:p/>
        </draw:polyline>
        <draw:line draw:style-name="gr8" draw:text-style-name="P1" draw:layer="layout" svg:x1="21.393cm" svg:y1="8.311cm" svg:x2="19.971cm" svg:y2="8.072cm">
          <text:p/>
        </draw:line>
        <draw:line draw:style-name="gr8" draw:text-style-name="P1" draw:layer="layout" svg:x1="19.979cm" svg:y1="7.619cm" svg:x2="19.948cm" svg:y2="8.072cm">
          <text:p/>
        </draw:line>
        <draw:line draw:style-name="gr8" draw:text-style-name="P1" draw:layer="layout" svg:x1="20.751cm" svg:y1="7.611cm" svg:x2="20.672cm" svg:y2="8.176cm">
          <text:p/>
        </draw:line>
        <draw:line draw:style-name="gr8" draw:text-style-name="P1" draw:layer="layout" svg:x1="19.876cm" svg:y1="9.425cm" svg:x2="20.672cm" svg:y2="8.168cm">
          <text:p/>
        </draw:line>
        <draw:line draw:style-name="gr8" draw:text-style-name="P1" draw:layer="layout" svg:x1="19.367cm" svg:y1="9.178cm" svg:x2="19.964cm" svg:y2="8.048cm">
          <text:p/>
        </draw:line>
        <draw:line draw:style-name="gr8" draw:text-style-name="P1" draw:layer="layout" svg:x1="20.298cm" svg:y1="8.757cm" svg:x2="19.741cm" svg:y2="8.494cm">
          <text:p/>
        </draw:line>
        <draw:line draw:style-name="gr8" draw:text-style-name="P1" draw:layer="layout" svg:x1="19.828cm" svg:y1="8.287cm" svg:x2="19.001cm" svg:y2="7.985cm">
          <text:p/>
        </draw:line>
        <draw:line draw:style-name="gr8" draw:text-style-name="P1" draw:layer="layout" svg:x1="19.613cm" svg:y1="8.717cm" svg:x2="18.827cm" svg:y2="8.329cm">
          <text:p/>
        </draw:line>
        <draw:line draw:style-name="gr8" draw:text-style-name="P1" draw:layer="layout" svg:x1="18.547cm" svg:y1="8.796cm" svg:x2="19.024cm" svg:y2="7.987cm">
          <text:p/>
        </draw:line>
        <draw:line draw:style-name="gr8" draw:text-style-name="P1" draw:layer="layout" svg:x1="19.04cm" svg:y1="7.643cm" svg:x2="19.017cm" svg:y2="7.993cm">
          <text:p/>
        </draw:line>
        <draw:line draw:style-name="gr8" draw:text-style-name="P1" draw:layer="layout" svg:x1="18.904cm" svg:y1="8.192cm" svg:x2="18.189cm" svg:y2="7.985cm">
          <text:p/>
        </draw:line>
        <draw:polyline draw:style-name="gr9" draw:text-style-name="P1" draw:layer="layout" svg:width="0.206cm" svg:height="0.827cm" svg:x="17.966cm" svg:y="7.674cm" svg:viewBox="0 0 207 828" draw:points="207,0 207,303 0,828">
          <text:p/>
        </draw:polyline>
        <draw:polyline draw:style-name="gr9" draw:text-style-name="P1" draw:layer="layout" svg:width="0.656cm" svg:height="1.215cm" svg:x="17.21cm" svg:y="9.648cm" svg:viewBox="0 0 657 1216" draw:points="0,0 657,291 211,1216">
          <text:p/>
        </draw:polyline>
        <draw:line draw:style-name="gr8" draw:text-style-name="P1" draw:layer="layout" svg:x1="16.749cm" svg:y1="10.547cm" svg:x2="17.592cm" svg:y2="10.963cm">
          <text:p/>
        </draw:line>
        <draw:line draw:style-name="gr8" draw:text-style-name="P1" draw:layer="layout" svg:x1="16.765cm" svg:y1="10.833cm" svg:x2="17.312cm" svg:y2="11.087cm">
          <text:p/>
        </draw:line>
        <draw:line draw:style-name="gr8" draw:text-style-name="P1" draw:layer="layout" svg:x1="17.425cm" svg:y1="10.865cm" svg:x2="17.011cm" svg:y2="11.717cm">
          <text:p/>
        </draw:line>
        <draw:line draw:style-name="gr8" draw:text-style-name="P1" draw:layer="layout" svg:x1="17.62cm" svg:y1="10.938cm" svg:x2="17.196cm" svg:y2="11.774cm">
          <text:p/>
        </draw:line>
        <draw:line draw:style-name="gr8" draw:text-style-name="P1" draw:layer="layout" svg:x1="16.769cm" svg:y1="10.809cm" svg:x2="16.43cm" svg:y2="11.494cm">
          <text:p/>
        </draw:line>
        <draw:line draw:style-name="gr8" draw:text-style-name="P1" draw:layer="layout" svg:x1="17.315cm" svg:y1="11.511cm" svg:x2="17.776cm" svg:y2="11.725cm">
          <text:p/>
        </draw:line>
        <draw:polyline draw:style-name="gr9" draw:text-style-name="P1" draw:layer="layout" svg:width="1.662cm" svg:height="1.28cm" svg:x="17.625cm" svg:y="10.922cm" svg:viewBox="0 0 1663 1281" draw:points="0,1050 525,0 1663,461 1456,883 838,646 550,1281">
          <text:p/>
        </draw:polyline>
        <draw:line draw:style-name="gr8" draw:text-style-name="P1" draw:layer="layout" svg:x1="17.919cm" svg:y1="11.439cm" svg:x2="18.421cm" svg:y2="11.662cm">
          <text:p/>
        </draw:line>
        <draw:line draw:style-name="gr8" draw:text-style-name="P1" draw:layer="layout" svg:x1="19.217cm" svg:y1="11.835cm" svg:x2="19.678cm" svg:y2="12.028cm">
          <text:p/>
        </draw:line>
        <draw:line draw:style-name="gr8" draw:text-style-name="P1" draw:layer="layout" svg:x1="19.925cm" svg:y1="11.566cm" svg:x2="19.336cm" svg:y2="12.648cm">
          <text:p/>
        </draw:line>
        <draw:line draw:style-name="gr8" draw:text-style-name="P1" draw:layer="layout" svg:x1="20.124cm" svg:y1="12.123cm" svg:x2="19.726cm" svg:y2="11.94cm">
          <text:p/>
        </draw:line>
        <draw:line draw:style-name="gr8" draw:text-style-name="P1" draw:layer="layout" svg:x1="19.742cm" svg:y1="12.8cm" svg:x2="20.1cm" svg:y2="12.115cm">
          <text:p/>
        </draw:line>
        <draw:path draw:style-name="gr9" draw:text-style-name="P1" draw:layer="layout" svg:width="3.17cm" svg:height="1.785cm" svg:x="18.956cm" svg:y="11.375cm" svg:viewBox="0 0 3171 1786" svg:d="M507 0l-501 987-6 128c0 0 1528 628 1573 643 27 7 208 32 206 27 2-3 124-25 181-42 13-5 22-13 35-18 48-51 101-100 149-151 16-18 31-37 47-55 327-493 653-1007 980-1500">
          <text:p/>
        </draw:path>
        <draw:line draw:style-name="gr8" draw:text-style-name="P1" draw:layer="layout" svg:x1="19.439cm" svg:y1="11.359cm" svg:x2="19.956cm" svg:y2="11.558cm">
          <text:p/>
        </draw:line>
        <draw:polyline draw:style-name="gr9" draw:text-style-name="P1" draw:layer="layout" svg:width="0.487cm" svg:height="0.186cm" svg:x="17.601cm" svg:y="10.858cm" svg:viewBox="0 0 488 187" draw:points="0,119 56,0 488,187">
          <text:p/>
        </draw:polyline>
        <draw:line draw:style-name="gr8" draw:text-style-name="P1" draw:layer="layout" svg:x1="16.878cm" svg:y1="8.855cm" svg:x2="16.51cm" svg:y2="9.735cm">
          <text:p/>
        </draw:line>
        <draw:line draw:style-name="gr8" draw:text-style-name="P1" draw:layer="layout" svg:x1="16.51cm" svg:y1="8.709cm" svg:x2="16.128cm" svg:y2="9.6cm">
          <text:p/>
        </draw:line>
        <draw:line draw:style-name="gr8" draw:text-style-name="P1" draw:layer="layout" svg:x1="16.12cm" svg:y1="8.486cm" svg:x2="15.683cm" svg:y2="9.417cm">
          <text:p/>
        </draw:line>
        <draw:polyline draw:style-name="gr9" draw:text-style-name="P1" draw:layer="layout" svg:width="2.108cm" svg:height="1.622cm" svg:x="15.245cm" svg:y="8.303cm" svg:viewBox="0 0 2109 1623" draw:points="2109,780 1687,1623 0,923 446,0">
          <text:p/>
        </draw:polyline>
        <draw:line draw:style-name="gr8" draw:text-style-name="P1" draw:layer="layout" svg:x1="15.134cm" svg:y1="8.438cm" svg:x2="15.357cm" svg:y2="8.852cm">
          <text:p/>
        </draw:line>
        <draw:polyline draw:style-name="gr9" draw:text-style-name="P1" draw:layer="layout" svg:width="1.48cm" svg:height="0.535cm" svg:x="13.876cm" svg:y="8.653cm" svg:viewBox="0 0 1481 536" draw:points="1481,175 1301,536 0,0">
          <text:p/>
        </draw:polyline>
        <draw:line draw:style-name="gr8" draw:text-style-name="P1" draw:layer="layout" svg:x1="15.38cm" svg:y1="9.489cm" svg:x2="14.672cm" svg:y2="10.881cm">
          <text:p/>
        </draw:line>
        <draw:line draw:style-name="gr8" draw:text-style-name="P1" draw:layer="layout" svg:x1="15.937cm" svg:y1="9.672cm" svg:x2="15.166cm" svg:y2="11.072cm">
          <text:p/>
        </draw:line>
        <draw:line draw:style-name="gr8" draw:text-style-name="P1" draw:layer="layout" svg:x1="16.534cm" svg:y1="10.706cm" svg:x2="15.516cm" svg:y2="10.356cm">
          <text:p/>
        </draw:line>
        <draw:line draw:style-name="gr8" draw:text-style-name="P1" draw:layer="layout" svg:x1="16.359cm" svg:y1="9.847cm" svg:x2="15.675cm" svg:y2="11.231cm">
          <text:p/>
        </draw:line>
        <draw:line draw:style-name="gr8" draw:text-style-name="P1" draw:layer="layout" svg:x1="14.911cm" svg:y1="9.29cm" svg:x2="14.179cm" svg:y2="10.698cm">
          <text:p/>
        </draw:line>
        <draw:line draw:style-name="gr8" draw:text-style-name="P1" draw:layer="layout" svg:x1="14.02cm" svg:y1="9.807cm" svg:x2="15.547cm" svg:y2="10.38cm">
          <text:p/>
        </draw:line>
        <draw:line draw:style-name="gr8" draw:text-style-name="P1" draw:layer="layout" svg:x1="13.845cm" svg:y1="9.019cm" svg:x2="13.144cm" svg:y2="10.181cm">
          <text:p/>
        </draw:line>
        <draw:line draw:style-name="gr8" draw:text-style-name="P1" draw:layer="layout" svg:x1="12.684cm" svg:y1="9.886cm" svg:x2="13.303cm" svg:y2="8.82cm">
          <text:p/>
        </draw:line>
        <draw:line draw:style-name="gr8" draw:text-style-name="P1" draw:layer="layout" svg:x1="12.301cm" svg:y1="9.753cm" svg:x2="12.795cm" svg:y2="8.646cm">
          <text:p/>
        </draw:line>
        <draw:polyline draw:style-name="gr9" draw:text-style-name="P1" draw:layer="layout" svg:width="3.202cm" svg:height="2.419cm" svg:x="11.548cm" svg:y="8.495cm" svg:viewBox="0 0 3203 2420" draw:points="2853,646 2142,1999 3203,2420 2115,1992 1150,1402 744,1250 0,1187 722,0">
          <text:p/>
        </draw:polyline>
        <draw:line draw:style-name="gr8" draw:text-style-name="P1" draw:layer="layout" svg:x1="11.167cm" svg:y1="8.096cm" svg:x2="12.341cm" svg:y2="8.495cm">
          <text:p/>
        </draw:line>
        <draw:line draw:style-name="gr8" draw:text-style-name="P1" draw:layer="layout" svg:x1="11.633cm" svg:y1="7.596cm" svg:x2="12.668cm" svg:y2="8.025cm">
          <text:p/>
        </draw:line>
        <draw:line draw:style-name="gr8" draw:text-style-name="P1" draw:layer="layout" svg:x1="12.278cm" svg:y1="8.495cm" svg:x2="12.652cm" svg:y2="8.017cm">
          <text:p/>
        </draw:line>
        <draw:polyline draw:style-name="gr9" draw:text-style-name="P1" draw:layer="layout" svg:width="4.648cm" svg:height="2.934cm" svg:x="12.246cm" svg:y="8.463cm" svg:viewBox="0 0 4649 2935" draw:points="2466,2434 3978,2935 4649,1567 2148,652 1599,556 1050,357 0,0">
          <text:p/>
        </draw:polyline>
        <draw:line draw:style-name="gr8" draw:text-style-name="P1" draw:layer="layout" svg:x1="13.416cm" svg:y1="7.174cm" svg:x2="12.644cm" svg:y2="8.025cm">
          <text:p/>
        </draw:line>
        <draw:line draw:style-name="gr8" draw:text-style-name="P1" draw:layer="layout" svg:x1="11.555cm" svg:y1="9.684cm" svg:x2="11.234cm" svg:y2="9.68cm">
          <text:p/>
        </draw:line>
        <draw:line draw:style-name="gr8" draw:text-style-name="P1" draw:layer="layout" svg:x1="8.827cm" svg:y1="11.356cm" svg:x2="9.428cm" svg:y2="10.826cm">
          <text:p/>
        </draw:line>
        <draw:line draw:style-name="gr8" draw:text-style-name="P1" draw:layer="layout" svg:x1="7.354cm" svg:y1="12.379cm" svg:x2="8.831cm" svg:y2="11.351cm">
          <text:p/>
        </draw:line>
        <draw:line draw:style-name="gr8" draw:text-style-name="P1" draw:layer="layout" svg:x1="6.668cm" svg:y1="11.611cm" svg:x2="7.381cm" svg:y2="12.386cm">
          <text:p/>
        </draw:line>
        <draw:line draw:style-name="gr8" draw:text-style-name="P1" draw:layer="layout" svg:x1="6.778cm" svg:y1="10.953cm" svg:x2="6.675cm" svg:y2="11.638cm">
          <text:p/>
        </draw:line>
        <draw:line draw:style-name="gr8" draw:text-style-name="P1" draw:layer="layout" svg:x1="7.749cm" svg:y1="12.091cm" svg:x2="6.802cm" svg:y2="10.897cm">
          <text:p/>
        </draw:line>
        <draw:line draw:style-name="gr8" draw:text-style-name="P1" draw:layer="layout" svg:x1="7.288cm" svg:y1="10.643cm" svg:x2="8.083cm" svg:y2="11.852cm">
          <text:p/>
        </draw:line>
        <draw:line draw:style-name="gr8" draw:text-style-name="P1" draw:layer="layout" svg:x1="8.776cm" svg:y1="11.367cm" svg:x2="8.036cm" svg:y2="10.245cm">
          <text:p/>
        </draw:line>
        <draw:line draw:style-name="gr8" draw:text-style-name="P1" draw:layer="layout" svg:x1="8.441cm" svg:y1="9.966cm" svg:x2="9.173cm" svg:y2="11.057cm">
          <text:p/>
        </draw:line>
        <draw:line draw:style-name="gr8" draw:text-style-name="P1" draw:layer="layout" svg:x1="9.42cm" svg:y1="10.818cm" svg:x2="8.76cm" svg:y2="9.783cm">
          <text:p/>
        </draw:line>
        <draw:polyline draw:style-name="gr9" draw:text-style-name="P1" draw:layer="layout" svg:width="2.035cm" svg:height="1.328cm" svg:x="9.213cm" svg:y="9.513cm" svg:viewBox="0 0 2036 1329" draw:points="2036,168 949,765 199,1329 605,1009 0,0">
          <text:p/>
        </draw:polyline>
        <draw:line draw:style-name="gr8" draw:text-style-name="P1" draw:layer="layout" svg:x1="10.136cm" svg:y1="10.277cm" svg:x2="9.587cm" svg:y2="9.218cm">
          <text:p/>
        </draw:line>
        <draw:line draw:style-name="gr8" draw:text-style-name="P1" draw:layer="layout" svg:x1="9.914cm" svg:y1="9.035cm" svg:x2="10.52cm" svg:y2="10.07cm">
          <text:p/>
        </draw:line>
        <draw:line draw:style-name="gr8" draw:text-style-name="P1" draw:layer="layout" svg:x1="10.924cm" svg:y1="9.839cm" svg:x2="10.272cm" svg:y2="8.741cm">
          <text:p/>
        </draw:line>
        <draw:polyline draw:style-name="gr9" draw:text-style-name="P1" draw:layer="layout" svg:width="0.604cm" svg:height="1.415cm" svg:x="10.852cm" svg:y="8.272cm" svg:viewBox="0 0 605 1416" draw:points="398,1416 287,1082 605,596 0,0">
          <text:p/>
        </draw:polyline>
        <draw:line draw:style-name="gr8" draw:text-style-name="P1" draw:layer="layout" svg:x1="11.873cm" svg:y1="9.142cm" svg:x2="11.444cm" svg:y2="8.864cm">
          <text:p/>
        </draw:line>
        <draw:line draw:style-name="gr8" draw:text-style-name="P1" draw:layer="layout" svg:x1="7.472cm" svg:y1="12.556cm" svg:x2="8.558cm" svg:y2="11.796cm">
          <text:p/>
        </draw:line>
        <draw:polyline draw:style-name="gr9" draw:text-style-name="P1" draw:layer="layout" svg:width="3.338cm" svg:height="1.05cm" svg:x="8.76cm" svg:y="11.033cm" svg:viewBox="0 0 3339 1051" draw:points="0,653 740,0 3339,1051">
          <text:p/>
        </draw:polyline>
        <draw:polyline draw:style-name="gr9" draw:text-style-name="P1" draw:layer="layout" svg:width="1.71cm" svg:height="0.826cm" svg:x="8.76cm" svg:y="11.662cm" svg:viewBox="0 0 1711 827" draw:points="0,0 517,453 1711,827">
          <text:p/>
        </draw:polyline>
        <draw:line draw:style-name="gr8" draw:text-style-name="P1" draw:layer="layout" svg:x1="13.621cm" svg:y1="10.667cm" svg:x2="12.384cm" svg:y2="9.949cm">
          <text:p/>
        </draw:line>
        <draw:line draw:style-name="gr8" draw:text-style-name="P1" draw:layer="layout" svg:x1="13.598cm" svg:y1="10.659cm" svg:x2="14.039cm" svg:y2="10.869cm">
          <text:p/>
        </draw:line>
        <draw:path draw:style-name="gr9" draw:text-style-name="P1" draw:layer="layout" svg:width="4.779cm" svg:height="2.53cm" svg:x="13.31cm" svg:y="12.091cm" svg:viewBox="0 0 4780 2531" svg:d="M4776 1599c-14 87-66 167-56 262 9 89-8 192-63 263-62 81-36 159-88 247-51 85-123 150-215 159-111 11-150-153-254-96-105 57-199-35-247-103-67-95-189-18-252-114-87-132-164-48-283-128-74-49-162-70-245-108-82-37-171-54-254-96-90-45-158-109-247-151-83-40-183-16-255-64-89-59-177-83-262-55-79 26-164 27-247 16-101-13-148-109-159-199-12-97-72-226-175-231-89-4-205 21-239-80l-80-63-47-80-96-72c-87-25-183-34-254-87-83-62-164-130-247-191-85-63-134-204-247-191-81 9-219 147-254 0-20-84-8-132 30-226 0 0 138-202 266-136 80 42 178 34 245-36 75-78 167-18 247 0 91 21 168 87 262 104 80 14 164 19 247 16 91-3 184-21 278-16 84 5 170-6 255 8 80 14 165 5 247 8 84 4 167 10 254 16s170 23 247 55c92 39 187 91 247 175 58 82 114 171 199 231 82 57 160 128 254 167 83 35 151 117 266 134 111 45 271 146 302 150l307 186c0 0 172 48 255 47 94-1 163 23 247 64l101 119c0 0 23 15 10 96z">
          <text:p/>
        </draw:path>
        <draw:polyline draw:style-name="gr9" draw:text-style-name="P1" draw:layer="layout" svg:width="2.6cm" svg:height="0.948cm" svg:x="16.417cm" svg:y="11.469cm" svg:viewBox="0 0 2601 949" draw:points="2004,248 2601,463 2338,949 1200,487 0,0">
          <text:p/>
        </draw:polyline>
        <draw:polyline draw:style-name="gr9" draw:text-style-name="P1" draw:layer="layout" svg:width="5.942cm" svg:height="7.646cm" svg:x="16.268cm" svg:y="5.662cm" svg:viewBox="0 0 5943 7647" draw:points="1731,0 1747,2403 0,5893 4372,7647 4437,7642 4640,7600 4660,7600 5023,7215 5127,7069 5943,5809">
          <text:p/>
        </draw:polyline>
        <draw:line draw:style-name="gr8" draw:text-style-name="P1" draw:layer="layout" svg:x1="23.529cm" svg:y1="8.757cm" svg:x2="22.204cm" svg:y2="11.476cm">
          <text:p/>
        </draw:line>
        <draw:line draw:style-name="gr8" draw:text-style-name="P1" draw:layer="layout" svg:x1="24.317cm" svg:y1="7.038cm" svg:x2="23.561cm" svg:y2="8.702cm">
          <text:p/>
        </draw:line>
        <draw:line draw:style-name="gr8" draw:text-style-name="P1" draw:layer="layout" svg:x1="25.869cm" svg:y1="9.664cm" svg:x2="23.553cm" svg:y2="8.686cm">
          <text:p/>
        </draw:line>
        <draw:line draw:style-name="gr8" draw:text-style-name="P1" draw:layer="layout" svg:x1="25.99cm" svg:y1="9.881cm" svg:x2="23.505cm" svg:y2="8.773cm">
          <text:p/>
        </draw:line>
        <draw:line draw:style-name="gr8" draw:text-style-name="P1" draw:layer="layout" svg:x1="23.863cm" svg:y1="8.057cm" svg:x2="24.333cm" svg:y2="8.256cm">
          <text:p/>
        </draw:line>
        <draw:line draw:style-name="gr8" draw:text-style-name="P1" draw:layer="layout" svg:x1="24.728cm" svg:y1="7.334cm" svg:x2="24.325cm" svg:y2="8.28cm">
          <text:p/>
        </draw:line>
        <draw:line draw:style-name="gr8" draw:text-style-name="P1" draw:layer="layout" svg:x1="24.285cm" svg:y1="7.158cm" svg:x2="27.15cm" svg:y2="8.288cm">
          <text:p/>
        </draw:line>
        <draw:line draw:style-name="gr8" draw:text-style-name="P1" draw:layer="layout" svg:x1="25.626cm" svg:y1="8.584cm" svg:x2="25.24cm" svg:y2="9.386cm">
          <text:p/>
        </draw:line>
        <draw:line draw:style-name="gr8" draw:text-style-name="P1" draw:layer="layout" svg:x1="25.301cm" svg:y1="8.43cm" svg:x2="24.899cm" svg:y2="9.239cm">
          <text:p/>
        </draw:line>
        <draw:polyline draw:style-name="gr9" draw:text-style-name="P1" draw:layer="layout" svg:width="0.765cm" svg:height="0.898cm" svg:x="23.8cm" svg:y="8.041cm" svg:viewBox="0 0 766 899" draw:points="0,126 608,384 374,899 620,369 766,72 604,0">
          <text:p/>
        </draw:polyline>
        <draw:line draw:style-name="gr8" draw:text-style-name="P1" draw:layer="layout" svg:x1="26.37cm" svg:y1="8.893cm" svg:x2="25.876cm" svg:y2="9.696cm">
          <text:p/>
        </draw:line>
        <draw:line draw:style-name="gr8" draw:text-style-name="P1" draw:layer="layout" svg:x1="25.415cm" svg:y1="8.972cm" svg:x2="26.109cm" svg:y2="9.301cm">
          <text:p/>
        </draw:line>
        <draw:polyline draw:style-name="gr9" draw:text-style-name="P1" draw:layer="layout" svg:width="1.941cm" svg:height="3.718cm" svg:x="24.562cm" svg:y="8.115cm" svg:viewBox="0 0 1942 3719" draw:points="0,0 1761,757 1942,834 325,3719">
          <text:p/>
        </draw:polyline>
        <draw:line draw:style-name="gr8" draw:text-style-name="P1" draw:layer="layout" svg:x1="25.208cm" svg:y1="9.521cm" svg:x2="24.842cm" svg:y2="10.261cm">
          <text:p/>
        </draw:line>
        <draw:line draw:style-name="gr8" draw:text-style-name="P1" draw:layer="layout" svg:x1="24.826cm" svg:y1="9.354cm" svg:x2="24.452cm" svg:y2="10.086cm">
          <text:p/>
        </draw:line>
        <draw:line draw:style-name="gr8" draw:text-style-name="P1" draw:layer="layout" svg:x1="24.516cm" svg:y1="9.219cm" svg:x2="24.166cm" svg:y2="9.935cm">
          <text:p/>
        </draw:line>
        <draw:line draw:style-name="gr8" draw:text-style-name="P1" draw:layer="layout" svg:x1="23.442cm" svg:y1="9.617cm" svg:x2="25.593cm" svg:y2="10.601cm">
          <text:p/>
        </draw:line>
        <draw:line draw:style-name="gr8" draw:text-style-name="P1" draw:layer="layout" svg:x1="23.609cm" svg:y1="10.038cm" svg:x2="24.476cm" svg:y2="10.42cm">
          <text:p/>
        </draw:line>
        <draw:line draw:style-name="gr8" draw:text-style-name="P1" draw:layer="layout" svg:x1="25.113cm" svg:y1="10.389cm" svg:x2="24.476cm" svg:y2="11.495cm">
          <text:p/>
        </draw:line>
        <draw:line draw:style-name="gr8" draw:text-style-name="P1" draw:layer="layout" svg:x1="22.606cm" svg:y1="10.667cm" svg:x2="24.953cm" svg:y2="11.694cm">
          <text:p/>
        </draw:line>
        <draw:line draw:style-name="gr8" draw:text-style-name="P1" draw:layer="layout" svg:x1="22.534cm" svg:y1="10.778cm" svg:x2="24.874cm" svg:y2="11.829cm">
          <text:p/>
        </draw:line>
        <draw:line draw:style-name="gr8" draw:text-style-name="P1" draw:layer="layout" svg:x1="23.064cm" svg:y1="9.73cm" svg:x2="23.612cm" svg:y2="10.039cm">
          <text:p/>
        </draw:line>
        <draw:line draw:style-name="gr8" draw:text-style-name="P1" draw:layer="layout" svg:x1="22.797cm" svg:y1="10.189cm" svg:x2="23.378cm" svg:y2="10.452cm">
          <text:p/>
        </draw:line>
        <draw:line draw:style-name="gr8" draw:text-style-name="P1" draw:layer="layout" svg:x1="23.6cm" svg:y1="10.014cm" svg:x2="23.155cm" svg:y2="10.89cm">
          <text:p/>
        </draw:line>
        <draw:line draw:style-name="gr8" draw:text-style-name="P1" draw:layer="layout" svg:x1="24.325cm" svg:y1="10.722cm" svg:x2="23.402cm" svg:y2="10.364cm">
          <text:p/>
        </draw:line>
        <draw:line draw:style-name="gr8" draw:text-style-name="P1" draw:layer="layout" svg:x1="24.452cm" svg:y1="10.412cm" svg:x2="24.014cm" svg:y2="11.279cm">
          <text:p/>
        </draw:line>
        <draw:line draw:style-name="gr8" draw:text-style-name="P1" draw:layer="layout" svg:x1="23.847cm" svg:y1="10.524cm" svg:x2="23.585cm" svg:y2="11.12cm">
          <text:p/>
        </draw:line>
        <draw:line draw:style-name="gr8" draw:text-style-name="P1" draw:layer="layout" svg:x1="23.6cm" svg:y1="9.362cm" svg:x2="23.457cm" svg:y2="9.608cm">
          <text:p/>
        </draw:line>
        <draw:line draw:style-name="gr8" draw:text-style-name="P1" draw:layer="layout" svg:x1="24.126cm" svg:y1="9.028cm" svg:x2="23.791cm" svg:y2="9.736cm">
          <text:p/>
        </draw:line>
        <draw:line draw:style-name="gr8" draw:text-style-name="P1" draw:layer="layout" svg:x1="11.131cm" svg:y1="9.974cm" svg:x2="12.017cm" svg:y2="10.463cm">
          <text:p/>
        </draw:line>
        <draw:line draw:style-name="gr8" draw:text-style-name="P1" draw:layer="layout" svg:x1="12.651cm" svg:y1="10.117cm" svg:x2="12.039cm" svg:y2="11.476cm">
          <text:p/>
        </draw:line>
        <draw:line draw:style-name="gr8" draw:text-style-name="P1" draw:layer="layout" svg:x1="12.046cm" svg:y1="11.454cm" svg:x2="11.497cm" svg:y2="11.303cm">
          <text:p/>
        </draw:line>
        <draw:line draw:style-name="gr8" draw:text-style-name="P1" draw:layer="layout" svg:x1="12.046cm" svg:y1="10.452cm" svg:x2="11.496cm" svg:y2="11.312cm">
          <text:p/>
        </draw:line>
        <draw:polyline draw:style-name="gr9" draw:text-style-name="P1" draw:layer="layout" svg:width="2.805cm" svg:height="1.765cm" svg:x="9.582cm" svg:y="9.832cm" svg:viewBox="0 0 2806 1766" draw:points="2447,659 2806,118 2711,55 1780,0 855,501 880,486 0,1123 1716,1766 1929,1451">
          <text:p/>
        </draw:polyline>
        <draw:polyline draw:style-name="gr9" draw:text-style-name="P1" draw:layer="layout" svg:width="1.05cm" svg:height="0.436cm" svg:x="10.467cm" svg:y="10.873cm" svg:viewBox="0 0 1051 437" draw:points="1051,437 242,0 0,420">
          <text:p/>
        </draw:polyline>
        <draw:polyline draw:style-name="gr9" draw:text-style-name="P1" draw:layer="layout" svg:width="0.978cm" svg:height="0.342cm" svg:x="10.548cm" svg:y="10.201cm" svg:viewBox="0 0 979 343" draw:points="0,62 768,343 979,0">
          <text:p/>
        </draw:polyline>
        <draw:line draw:style-name="gr8" draw:text-style-name="P1" draw:layer="layout" svg:x1="11.783cm" svg:y1="10.893cm" svg:x2="10.439cm" svg:y2="10.32cm">
          <text:p/>
        </draw:line>
        <draw:line draw:style-name="gr8" draw:text-style-name="P1" draw:layer="layout" svg:x1="10.44cm" svg:y1="12.48cm" svg:x2="10.907cm" svg:y2="11.591cm">
          <text:p/>
        </draw:line>
        <draw:line draw:style-name="gr8" draw:text-style-name="P1" draw:layer="layout" svg:x1="9.867cm" svg:y1="12.282cm" svg:x2="10.381cm" svg:y2="11.36cm">
          <text:p/>
        </draw:line>
        <draw:polyline draw:style-name="gr9" draw:text-style-name="P1" draw:layer="layout" svg:width="0.974cm" svg:height="0.71cm" svg:x="9.294cm" svg:y="11.4cm" svg:viewBox="0 0 975 711" draw:points="0,711 599,0 975,178">
          <text:p/>
        </draw:polyline>
        <draw:line draw:style-name="gr8" draw:text-style-name="P1" draw:layer="layout" svg:x1="11.059cm" svg:y1="12.717cm" svg:x2="11.548cm" svg:y2="11.865cm">
          <text:p/>
        </draw:line>
        <draw:line draw:style-name="gr8" draw:text-style-name="P1" draw:layer="layout" svg:x1="13.153cm" svg:y1="10.386cm" svg:x2="12.811cm" svg:y2="11.163cm">
          <text:p/>
        </draw:line>
        <draw:line draw:style-name="gr8" draw:text-style-name="P1" draw:layer="layout" svg:x1="12.58cm" svg:y1="11.867cm" svg:x2="12.833cm" svg:y2="11.14cm">
          <text:p/>
        </draw:line>
        <draw:line draw:style-name="gr8" draw:text-style-name="P1" draw:layer="layout" svg:x1="12.284cm" svg:y1="10.932cm" svg:x2="12.837cm" svg:y2="11.15cm">
          <text:p/>
        </draw:line>
        <draw:polyline draw:style-name="gr9" draw:text-style-name="P1" draw:layer="layout" svg:width="0.684cm" svg:height="1.395cm" svg:x="11.632cm" svg:y="11.565cm" svg:viewBox="0 0 685 1396" draw:points="685,0 448,540 0,1396">
          <text:p/>
        </draw:polyline>
        <draw:polyline draw:style-name="gr9" draw:text-style-name="P1" draw:layer="layout" svg:width="1.013cm" svg:height="0.868cm" svg:x="12.297cm" svg:y="12.401cm" svg:viewBox="0 0 1014 869" draw:points="0,869 481,0 1014,85">
          <text:p/>
        </draw:polyline>
        <draw:line draw:style-name="gr8" draw:text-style-name="P1" draw:layer="layout" svg:x1="13.627cm" svg:y1="10.643cm" svg:x2="13.081cm" svg:y2="11.933cm">
          <text:p/>
        </draw:line>
        <draw:line draw:style-name="gr8" draw:text-style-name="P1" draw:layer="layout" svg:x1="12.578cm" svg:y1="11.842cm" svg:x2="13.12cm" svg:y2="11.927cm">
          <text:p/>
        </draw:line>
        <draw:line draw:style-name="gr8" draw:text-style-name="P1" draw:layer="layout" svg:x1="12.836cm" svg:y1="11.15cm" svg:x2="13.351cm" svg:y2="11.268cm">
          <text:p/>
        </draw:line>
        <draw:polyline draw:style-name="gr9" draw:text-style-name="P1" draw:layer="layout" svg:width="2.682cm" svg:height="1.269cm" svg:x="13.604cm" svg:y="10.871cm" svg:viewBox="0 0 2683 1270" draw:points="2683,695 435,0 0,1270">
          <text:p/>
        </draw:polyline>
        <draw:line draw:style-name="gr8" draw:text-style-name="P1" draw:layer="layout" svg:x1="13.357cm" svg:y1="11.268cm" svg:x2="13.812cm" svg:y2="11.485cm">
          <text:p/>
        </draw:line>
        <draw:line draw:style-name="gr8" draw:text-style-name="P1" draw:layer="layout" svg:x1="14.549cm" svg:y1="11.025cm" svg:x2="14.129cm" svg:y2="12.123cm">
          <text:p/>
        </draw:line>
        <draw:line draw:style-name="gr8" draw:text-style-name="P1" draw:layer="layout" svg:x1="15.023cm" svg:y1="11.169cm" svg:x2="14.621cm" svg:y2="12.247cm">
          <text:p/>
        </draw:line>
        <draw:line draw:style-name="gr8" draw:text-style-name="P1" draw:layer="layout" svg:x1="15.53cm" svg:y1="11.327cm" svg:x2="15.241cm" svg:y2="12.236cm">
          <text:p/>
        </draw:line>
        <draw:line draw:style-name="gr8" draw:text-style-name="P1" draw:layer="layout" svg:x1="17.594cm" svg:y1="12.084cm" svg:x2="17.074cm" svg:y2="13.149cm">
          <text:p/>
        </draw:line>
        <draw:line draw:style-name="gr8" draw:text-style-name="P1" draw:layer="layout" svg:x1="18.115cm" svg:y1="12.31cm" svg:x2="17.56cm" svg:y2="13.375cm">
          <text:p/>
        </draw:line>
        <draw:line draw:style-name="gr8" draw:text-style-name="P1" draw:layer="layout" svg:x1="18.584cm" svg:y1="12.495cm" svg:x2="18.037cm" svg:y2="13.521cm">
          <text:p/>
        </draw:line>
        <draw:line draw:style-name="gr8" draw:text-style-name="P1" draw:layer="layout" svg:x1="19.07cm" svg:y1="12.68cm" svg:x2="18.474cm" svg:y2="14.017cm">
          <text:p/>
        </draw:line>
        <draw:line draw:style-name="gr8" draw:text-style-name="P1" draw:layer="layout" svg:x1="19.464cm" svg:y1="14.439cm" svg:x2="18.92cm" svg:y2="14.162cm">
          <text:p/>
        </draw:line>
        <draw:line draw:style-name="gr8" draw:text-style-name="P1" draw:layer="layout" svg:x1="18.48cm" svg:y1="14.005cm" svg:x2="18.937cm" svg:y2="14.173cm">
          <text:p/>
        </draw:line>
        <draw:line draw:style-name="gr8" draw:text-style-name="P1" draw:layer="layout" svg:x1="19.631cm" svg:y1="12.888cm" svg:x2="18.954cm" svg:y2="14.202cm">
          <text:p/>
        </draw:line>
        <draw:line draw:style-name="gr8" draw:text-style-name="P1" draw:layer="layout" svg:x1="20.135cm" svg:y1="13.108cm" svg:x2="19.446cm" svg:y2="14.428cm">
          <text:p/>
        </draw:line>
        <draw:line draw:style-name="gr8" draw:text-style-name="P1" draw:layer="layout" svg:x1="20.638cm" svg:y1="13.288cm" svg:x2="19.898cm" svg:y2="14.752cm">
          <text:p/>
        </draw:line>
        <draw:line draw:style-name="gr8" draw:text-style-name="P1" draw:layer="layout" svg:x1="17.114cm" svg:y1="11.905cm" svg:x2="16.657cm" svg:y2="12.912cm">
          <text:p/>
        </draw:line>
        <draw:line draw:style-name="gr8" draw:text-style-name="P1" draw:layer="layout" svg:x1="16.605cm" svg:y1="11.685cm" svg:x2="16.217cm" svg:y2="12.576cm">
          <text:p/>
        </draw:line>
        <draw:line draw:style-name="gr8" draw:text-style-name="P1" draw:layer="layout" svg:x1="16.177cm" svg:y1="11.54cm" svg:x2="15.858cm" svg:y2="12.292cm">
          <text:p/>
        </draw:line>
        <draw:line draw:style-name="gr8" draw:text-style-name="P1" draw:layer="layout" svg:x1="19.273cm" svg:y1="14.341cm" svg:x2="18.277cm" svg:y2="15.49cm">
          <text:p/>
        </draw:line>
        <draw:line draw:style-name="gr8" draw:text-style-name="P1" draw:layer="layout" svg:x1="18.237cm" svg:y1="14.625cm" svg:x2="17.805cm" svg:y2="15.361cm">
          <text:p/>
        </draw:line>
        <draw:line draw:style-name="gr8" draw:text-style-name="P1" draw:layer="layout" svg:x1="17.334cm" svg:y1="14.532cm" svg:x2="17.062cm" svg:y2="15.209cm">
          <text:p/>
        </draw:line>
        <draw:line draw:style-name="gr8" draw:text-style-name="P1" draw:layer="layout" svg:x1="16.576cm" svg:y1="15.059cm" svg:x2="16.952cm" svg:y2="14.312cm">
          <text:p/>
        </draw:line>
        <draw:line draw:style-name="gr8" draw:text-style-name="P1" draw:layer="layout" svg:x1="15.945cm" svg:y1="14.77cm" svg:x2="16.321cm" svg:y2="14.058cm">
          <text:p/>
        </draw:line>
        <draw:line draw:style-name="gr8" draw:text-style-name="P1" draw:layer="layout" svg:x1="15.326cm" svg:y1="14.498cm" svg:x2="15.685cm" svg:y2="13.763cm">
          <text:p/>
        </draw:line>
        <draw:line draw:style-name="gr8" draw:text-style-name="P1" draw:layer="layout" svg:x1="14.666cm" svg:y1="14.231cm" svg:x2="14.973cm" svg:y2="13.629cm">
          <text:p/>
        </draw:line>
        <draw:line draw:style-name="gr8" draw:text-style-name="P1" draw:layer="layout" svg:x1="14.099cm" svg:y1="14.006cm" svg:x2="14.556cm" svg:y2="13.259cm">
          <text:p/>
        </draw:line>
        <draw:line draw:style-name="gr8" draw:text-style-name="P1" draw:layer="layout" svg:x1="13.52cm" svg:y1="13.739cm" svg:x2="13.995cm" svg:y2="12.848cm">
          <text:p/>
        </draw:line>
        <draw:line draw:style-name="gr8" draw:text-style-name="P1" draw:layer="layout" svg:x1="12.905cm" svg:y1="13.5cm" svg:x2="13.416cm" svg:y2="12.588cm">
          <text:p/>
        </draw:line>
        <draw:polyline draw:style-name="gr9" draw:text-style-name="P1" draw:layer="layout" svg:width="1.27cm" svg:height="0.312cm" svg:x="16.572cm" svg:y="15.053cm" svg:viewBox="0 0 1271 313" draw:points="0,0 484,133 1271,313">
          <text:p/>
        </draw:polyline>
        <draw:polyline draw:style-name="gr9" draw:text-style-name="P1" draw:layer="layout" svg:width="6.144cm" svg:height="2.58cm" svg:x="10.436cm" svg:y="12.472cm" svg:viewBox="0 0 6145 2581" draw:points="6145,2581 2447,1030 0,0">
          <text:p/>
        </draw:polyline>
        <draw:polyline draw:style-name="gr9" draw:text-style-name="P1" draw:layer="layout" svg:width="0.885cm" svg:height="0.497cm" svg:x="17.895cm" svg:y="14.393cm" svg:viewBox="0 0 886 498" draw:points="886,498 319,232 0,0">
          <text:p/>
        </draw:polyline>
        <draw:line draw:style-name="gr8" draw:text-style-name="P1" draw:layer="layout" svg:x1="18.011cm" svg:y1="14cm" svg:x2="18.503cm" svg:y2="14.005cm">
          <text:p/>
        </draw:line>
        <draw:line draw:style-name="gr8" draw:text-style-name="P1" draw:layer="layout" svg:x1="19.799cm" svg:y1="14.682cm" svg:x2="18.735cm" svg:y2="15.857cm">
          <text:p/>
        </draw:line>
        <draw:line draw:style-name="gr8" draw:text-style-name="P1" draw:layer="layout" svg:x1="17.81cm" svg:y1="15.359cm" svg:x2="18.277cm" svg:y2="15.487cm">
          <text:p/>
        </draw:line>
        <draw:line draw:style-name="gr8" draw:text-style-name="P1" draw:layer="layout" svg:x1="18.758cm" svg:y1="15.84cm" svg:x2="18.266cm" svg:y2="15.487cm">
          <text:p/>
        </draw:line>
        <draw:line draw:style-name="gr8" draw:text-style-name="P1" draw:layer="layout" svg:x1="8.537cm" svg:y1="11.797cm" svg:x2="9.162cm" svg:y2="12.231cm">
          <text:p/>
        </draw:line>
        <draw:line draw:style-name="gr8" draw:text-style-name="P1" draw:layer="layout" svg:x1="9.796cm" svg:y1="14.211cm" svg:x2="10.013cm" svg:y2="14.037cm">
          <text:p/>
        </draw:line>
        <draw:line draw:style-name="gr8" draw:text-style-name="P1" draw:layer="layout" svg:x1="9.649cm" svg:y1="15.647cm" svg:x2="10.551cm" svg:y2="14.575cm">
          <text:p/>
        </draw:line>
        <draw:polyline draw:style-name="gr9" draw:text-style-name="P1" draw:layer="layout" svg:width="0.78cm" svg:height="0.381cm" svg:x="9.779cm" svg:y="14.202cm" svg:viewBox="0 0 781 382" draw:points="0,0 178,158 225,208 505,251 637,294 781,382">
          <text:p/>
        </draw:polyline>
        <draw:line draw:style-name="gr8" draw:text-style-name="P1" draw:layer="layout" svg:x1="10.109cm" svg:y1="15.07cm" svg:x2="10.647cm" svg:y2="15.417cm">
          <text:p/>
        </draw:line>
        <draw:line draw:style-name="gr8" draw:text-style-name="P1" draw:layer="layout" svg:x1="10.247cm" svg:y1="16.016cm" svg:x2="11.107cm" svg:y2="14.818cm">
          <text:p/>
        </draw:line>
        <draw:line draw:style-name="gr8" draw:text-style-name="P1" draw:layer="layout" svg:x1="11.22cm" svg:y1="15.756cm" svg:x2="10.664cm" svg:y2="15.435cm">
          <text:p/>
        </draw:line>
        <draw:line draw:style-name="gr8" draw:text-style-name="P1" draw:layer="layout" svg:x1="9.79cm" svg:y1="14.207cm" svg:x2="9.084cm" svg:y2="15.296cm">
          <text:p/>
        </draw:line>
        <draw:line draw:style-name="gr8" draw:text-style-name="P1" draw:layer="layout" svg:x1="9.141cm" svg:y1="13.282cm" svg:x2="9.787cm" svg:y2="14.228cm">
          <text:p/>
        </draw:line>
        <draw:line draw:style-name="gr8" draw:text-style-name="P1" draw:layer="layout" svg:x1="8.477cm" svg:y1="13.742cm" svg:x2="9.161cm" svg:y2="13.289cm">
          <text:p/>
        </draw:line>
        <draw:line draw:style-name="gr8" draw:text-style-name="P1" draw:layer="layout" svg:x1="8.659cm" svg:y1="14.193cm" svg:x2="9.423cm" svg:y2="13.664cm">
          <text:p/>
        </draw:line>
        <draw:line draw:style-name="gr8" draw:text-style-name="P1" draw:layer="layout" svg:x1="8.841cm" svg:y1="14.731cm" svg:x2="9.57cm" svg:y2="13.889cm">
          <text:p/>
        </draw:line>
        <draw:polyline draw:style-name="gr9" draw:text-style-name="P1" draw:layer="layout" svg:width="3.254cm" svg:height="2.62cm" svg:x="8.477cm" svg:y="13.716cm" svg:viewBox="0 0 3255 2621" draw:points="2066,859 3255,1371 3246,1397 2327,2621 1145,1918 599,1562 532,1415 350,1005 297,894 0,0">
          <text:p/>
        </draw:polyline>
        <draw:line draw:style-name="gr8" draw:text-style-name="P1" draw:layer="layout" svg:x1="7.504cm" svg:y1="12.553cm" svg:x2="8.511cm" svg:y2="13.751cm">
          <text:p/>
        </draw:line>
        <draw:line draw:style-name="gr8" draw:text-style-name="P1" draw:layer="layout" svg:x1="8.759cm" svg:y1="12.952cm" svg:x2="8.06cm" svg:y2="12.119cm">
          <text:p/>
        </draw:line>
        <draw:line draw:style-name="gr8" draw:text-style-name="P1" draw:layer="layout" svg:x1="8.179cm" svg:y1="13.351cm" svg:x2="8.763cm" svg:y2="12.941cm">
          <text:p/>
        </draw:line>
        <draw:line draw:style-name="gr8" draw:text-style-name="P1" draw:layer="layout" svg:x1="9.141cm" svg:y1="13.282cm" svg:x2="8.737cm" svg:y2="12.926cm">
          <text:p/>
        </draw:line>
        <draw:line draw:style-name="gr8" draw:text-style-name="P1" draw:layer="layout" svg:x1="9.527cm" svg:y1="12.37cm" svg:x2="8.815cm" svg:y2="13.021cm">
          <text:p/>
        </draw:line>
        <draw:line draw:style-name="gr8" draw:text-style-name="P1" draw:layer="layout" svg:x1="9.076cm" svg:y1="12.179cm" svg:x2="8.442cm" svg:y2="12.613cm">
          <text:p/>
        </draw:line>
        <draw:line draw:style-name="gr8" draw:text-style-name="P1" draw:layer="layout" svg:x1="7.86cm" svg:y1="12.969cm" svg:x2="8.442cm" svg:y2="12.579cm">
          <text:p/>
        </draw:line>
        <draw:line draw:style-name="gr8" draw:text-style-name="P1" draw:layer="layout" svg:x1="9.151cm" svg:y1="13.302cm" svg:x2="10.083cm" svg:y2="12.518cm">
          <text:p/>
        </draw:line>
        <draw:line draw:style-name="gr8" draw:text-style-name="P1" draw:layer="layout" svg:x1="9.405cm" svg:y1="13.664cm" svg:x2="10.582cm" svg:y2="12.667cm">
          <text:p/>
        </draw:line>
        <draw:line draw:style-name="gr8" draw:text-style-name="P1" draw:layer="layout" svg:x1="9.631cm" svg:y1="13.994cm" svg:x2="10.985cm" svg:y2="12.846cm">
          <text:p/>
        </draw:line>
        <draw:line draw:style-name="gr8" draw:text-style-name="P1" draw:layer="layout" svg:x1="15.196cm" svg:y1="15.556cm" svg:x2="10.241cm" svg:y2="13.476cm">
          <text:p/>
        </draw:line>
        <draw:line draw:style-name="gr8" draw:text-style-name="P1" draw:layer="layout" svg:x1="11.567cm" svg:y1="13.091cm" svg:x2="11.107cm" svg:y2="13.872cm">
          <text:p/>
        </draw:line>
        <draw:line draw:style-name="gr8" draw:text-style-name="P1" draw:layer="layout" svg:x1="12.374cm" svg:y1="13.438cm" svg:x2="11.992cm" svg:y2="14.167cm">
          <text:p/>
        </draw:line>
        <draw:line draw:style-name="gr8" draw:text-style-name="P1" draw:layer="layout" svg:x1="13.311cm" svg:y1="13.83cm" svg:x2="12.9cm" svg:y2="14.602cm">
          <text:p/>
        </draw:line>
        <draw:line draw:style-name="gr8" draw:text-style-name="P1" draw:layer="layout" svg:x1="13.73cm" svg:y1="14.014cm" svg:x2="13.363cm" svg:y2="14.771cm">
          <text:p/>
        </draw:line>
        <draw:line draw:style-name="gr8" draw:text-style-name="P1" draw:layer="layout" svg:x1="14.141cm" svg:y1="14.212cm" svg:x2="13.781cm" svg:y2="14.962cm">
          <text:p/>
        </draw:line>
        <draw:line draw:style-name="gr8" draw:text-style-name="P1" draw:layer="layout" svg:x1="14.641cm" svg:y1="14.403cm" svg:x2="14.274cm" svg:y2="15.152cm">
          <text:p/>
        </draw:line>
        <draw:line draw:style-name="gr8" draw:text-style-name="P1" draw:layer="layout" svg:x1="15.111cm" svg:y1="14.587cm" svg:x2="14.7cm" svg:y2="15.351cm">
          <text:p/>
        </draw:line>
        <draw:line draw:style-name="gr8" draw:text-style-name="P1" draw:layer="layout" svg:x1="13.833cm" svg:y1="15.88cm" svg:x2="14.27cm" svg:y2="15.16cm">
          <text:p/>
        </draw:line>
        <draw:line draw:style-name="gr8" draw:text-style-name="P1" draw:layer="layout" svg:x1="14.281cm" svg:y1="16.063cm" svg:x2="14.697cm" svg:y2="15.351cm">
          <text:p/>
        </draw:line>
        <draw:line draw:style-name="gr8" draw:text-style-name="P1" draw:layer="layout" svg:x1="13.407cm" svg:y1="15.674cm" svg:x2="13.789cm" svg:y2="14.969cm">
          <text:p/>
        </draw:line>
        <draw:line draw:style-name="gr8" draw:text-style-name="P1" draw:layer="layout" svg:x1="12.959cm" svg:y1="15.49cm" svg:x2="13.377cm" svg:y2="14.763cm">
          <text:p/>
        </draw:line>
        <draw:line draw:style-name="gr8" draw:text-style-name="P1" draw:layer="layout" svg:x1="12.525cm" svg:y1="15.314cm" svg:x2="12.9cm" svg:y2="14.58cm">
          <text:p/>
        </draw:line>
        <draw:polyline draw:style-name="gr9" draw:text-style-name="P1" draw:layer="layout" svg:width="0.822cm" svg:height="1.439cm" svg:x="12.077cm" svg:y="13.661cm" svg:viewBox="0 0 823 1440" draw:points="823,0 426,764 0,1440">
          <text:p/>
        </draw:polyline>
        <draw:line draw:style-name="gr8" draw:text-style-name="P1" draw:layer="layout" svg:x1="11.607cm" svg:y1="14.917cm" svg:x2="12.004cm" svg:y2="14.146cm">
          <text:p/>
        </draw:line>
        <draw:polyline draw:style-name="gr9" draw:text-style-name="P1" draw:layer="layout" svg:width="0.815cm" svg:height="1.471cm" svg:x="11.159cm" svg:y="13.247cm" svg:viewBox="0 0 816 1472" draw:points="816,0 382,773 0,1472">
          <text:p/>
        </draw:polyline>
        <draw:line draw:style-name="gr8" draw:text-style-name="P1" draw:layer="layout" svg:x1="10.278cm" svg:y1="14.198cm" svg:x2="10.591cm" svg:y2="13.622cm">
          <text:p/>
        </draw:line>
        <draw:line draw:style-name="gr8" draw:text-style-name="P1" draw:layer="layout" svg:x1="18.754cm" svg:y1="16.519cm" svg:x2="18.079cm" svg:y2="16.967cm">
          <text:p/>
        </draw:line>
        <draw:line draw:style-name="gr8" draw:text-style-name="P1" draw:layer="layout" svg:x1="18.88cm" svg:y1="16.181cm" svg:x2="18.754cm" svg:y2="16.519cm">
          <text:p/>
        </draw:line>
        <draw:line draw:style-name="gr8" draw:text-style-name="P1" draw:layer="layout" svg:x1="18.759cm" svg:y1="15.844cm" svg:x2="18.88cm" svg:y2="16.206cm">
          <text:p/>
        </draw:line>
        <draw:line draw:style-name="gr8" draw:text-style-name="P1" draw:layer="layout" svg:x1="11.431cm" svg:y1="16.68cm" svg:x2="12.393cm" svg:y2="15.365cm">
          <text:p/>
        </draw:line>
        <draw:line draw:style-name="gr8" draw:text-style-name="P1" draw:layer="layout" svg:x1="11.865cm" svg:y1="16.967cm" svg:x2="12.849cm" svg:y2="15.549cm">
          <text:p/>
        </draw:line>
        <draw:polyline draw:style-name="gr9" draw:text-style-name="P1" draw:layer="layout" svg:width="2.048cm" svg:height="0.895cm" svg:x="11.336cm" svg:y="15.762cm" svg:viewBox="0 0 2049 896" draw:points="0,0 984,441 2049,896">
          <text:p/>
        </draw:polyline>
        <draw:line draw:style-name="gr8" draw:text-style-name="P1" draw:layer="layout" svg:x1="13.796cm" svg:y1="15.96cm" svg:x2="12.908cm" svg:y2="17.452cm">
          <text:p/>
        </draw:line>
        <draw:line draw:style-name="gr8" draw:text-style-name="P1" draw:layer="layout" svg:x1="13.312cm" svg:y1="15.733cm" svg:x2="12.856cm" svg:y2="16.46cm">
          <text:p/>
        </draw:line>
        <draw:line draw:style-name="gr8" draw:text-style-name="P1" draw:layer="layout" svg:x1="12.32cm" svg:y1="17.216cm" svg:x2="12.871cm" svg:y2="16.416cm">
          <text:p/>
        </draw:line>
        <draw:line draw:style-name="gr8" draw:text-style-name="P1" draw:layer="layout" svg:x1="14.259cm" svg:y1="16.144cm" svg:x2="13.444cm" svg:y2="17.459cm">
          <text:p/>
        </draw:line>
        <draw:line draw:style-name="gr8" draw:text-style-name="P1" draw:layer="layout" svg:x1="13.356cm" svg:y1="16.644cm" svg:x2="13.826cm" svg:y2="16.849cm">
          <text:p/>
        </draw:line>
        <draw:line draw:style-name="gr8" draw:text-style-name="P1" draw:layer="layout" svg:x1="14.7cm" svg:y1="16.166cm" svg:x2="14.7cm" svg:y2="17.503cm">
          <text:p/>
        </draw:line>
        <draw:line draw:style-name="gr8" draw:text-style-name="P1" draw:layer="layout" svg:x1="15.03cm" svg:y1="16.087cm" svg:x2="15.758cm" svg:y2="16.364cm">
          <text:p/>
        </draw:line>
        <draw:line draw:style-name="gr8" draw:text-style-name="P1" draw:layer="layout" svg:x1="15.839cm" svg:y1="17.344cm" svg:x2="15.743cm" svg:y2="16.35cm">
          <text:p/>
        </draw:line>
        <draw:line draw:style-name="gr8" draw:text-style-name="P1" draw:layer="layout" svg:x1="15.405cm" svg:y1="17.429cm" svg:x2="15.354cm" svg:y2="16.21cm">
          <text:p/>
        </draw:line>
        <draw:line draw:style-name="gr8" draw:text-style-name="P1" draw:layer="layout" svg:x1="15.346cm" svg:y1="15.468cm" svg:x2="16.04cm" svg:y2="15.775cm">
          <text:p/>
        </draw:line>
        <draw:line draw:style-name="gr8" draw:text-style-name="P1" draw:layer="layout" svg:x1="16.375cm" svg:y1="15.145cm" svg:x2="15.736cm" svg:y2="16.372cm">
          <text:p/>
        </draw:line>
        <draw:polyline draw:style-name="gr9" draw:text-style-name="P1" draw:layer="layout" svg:width="2.07cm" svg:height="1.38cm" svg:x="14.304cm" svg:y="14.844cm" svg:viewBox="0 0 2071 1381" draw:points="0,1327 256,1381 251,1380 703,1247 1380,0 2071,308">
          <text:p/>
        </draw:polyline>
        <draw:path draw:style-name="gr9" draw:text-style-name="P1" draw:layer="layout" svg:width="0.552cm" svg:height="0.547cm" svg:x="18.179cm" svg:y="15.57cm" svg:viewBox="0 0 553 548" svg:d="M0 0c167 80 431 281 495 339 75 202 39 139 58 209">
          <text:p/>
        </draw:path>
        <draw:line draw:style-name="gr8" draw:text-style-name="P1" draw:layer="layout" svg:x1="16.786cm" svg:y1="15.241cm" svg:x2="16.228cm" svg:y2="16.328cm">
          <text:p/>
        </draw:line>
        <draw:line draw:style-name="gr8" draw:text-style-name="P1" draw:layer="layout" svg:x1="17.601cm" svg:y1="15.395cm" svg:x2="17.183cm" svg:y2="16.313cm">
          <text:p/>
        </draw:line>
        <draw:polyline draw:style-name="gr9" draw:text-style-name="P1" draw:layer="layout" svg:width="1.843cm" svg:height="1.101cm" svg:x="16.349cm" svg:y="15.142cm" svg:viewBox="0 0 1844 1102" draw:points="0,0 1432,316 1844,435 1663,377 1402,1102">
          <text:p/>
        </draw:polyline>
        <draw:line draw:style-name="gr8" draw:text-style-name="P1" draw:layer="layout" svg:x1="15.736cm" svg:y1="16.364cm" svg:x2="17.755cm" svg:y2="16.254cm">
          <text:p/>
        </draw:line>
        <draw:path draw:style-name="gr9" draw:text-style-name="P1" draw:layer="layout" svg:width="7.878cm" svg:height="2.386cm" svg:x="10.874cm" svg:y="15.134cm" svg:viewBox="0 0 7879 2387" svg:d="M3471 1054c-775-318-1551-636-2326-954-73-33-146-67-219-100-309 415-617 830-926 1245 165 98 331 196 496 294 406 240 813 480 1219 720 23 7 47 14 70 21 92 17 183 35 275 52 26-1 51-1 77-2 658 19 1315 38 1973 57 1022-213 2043-426 3065-639 215-154 430-307 645-461 22-64 41-77 59-192-42-191-18-74-31-111-332 46-664 93-996 139">
          <text:p/>
        </draw:path>
        <draw:line draw:style-name="gr8" draw:text-style-name="P1" draw:layer="layout" svg:x1="18.062cm" svg:y1="16.872cm" svg:x2="17.75cm" svg:y2="16.226cm">
          <text:p/>
        </draw:line>
        <draw:line draw:style-name="gr8" draw:text-style-name="P1" draw:layer="layout" svg:x1="17.381cm" svg:y1="17.003cm" svg:x2="17.205cm" svg:y2="16.298cm">
          <text:p/>
        </draw:line>
        <draw:line draw:style-name="gr8" draw:text-style-name="P1" draw:layer="layout" svg:x1="16.845cm" svg:y1="17.121cm" svg:x2="16.676cm" svg:y2="16.32cm">
          <text:p/>
        </draw:line>
        <draw:line draw:style-name="gr8" draw:text-style-name="P1" draw:layer="layout" svg:x1="16.375cm" svg:y1="17.224cm" svg:x2="16.206cm" svg:y2="16.342cm">
          <text:p/>
        </draw:line>
        <draw:line draw:style-name="gr8" draw:text-style-name="P1" draw:layer="layout" svg:x1="17.145cm" svg:y1="15.306cm" svg:x2="16.693cm" svg:y2="16.303cm">
          <text:p/>
        </draw:line>
        <draw:line draw:style-name="gr8" draw:text-style-name="P1" draw:layer="layout" svg:x1="6.186cm" svg:y1="11.12cm" svg:x2="6.466cm" svg:y2="11.326cm">
          <text:p/>
        </draw:line>
        <draw:line draw:style-name="gr8" draw:text-style-name="P1" draw:layer="layout" svg:x1="6.436cm" svg:y1="11.671cm" svg:x2="6.458cm" svg:y2="11.311cm">
          <text:p/>
        </draw:line>
        <draw:polyline draw:style-name="gr9" draw:text-style-name="P1" draw:layer="layout" svg:width="3.121cm" svg:height="2.418cm" svg:x="5.2cm" svg:y="11.649cm" svg:viewBox="0 0 3122 2419" draw:points="1221,0 3001,1962 3122,2156 2705,2361 2638,2375 2218,2419 1966,2335 0,1696">
          <text:p/>
        </draw:polyline>
        <draw:line draw:style-name="gr8" draw:text-style-name="P1" draw:layer="layout" svg:x1="4.343cm" svg:y1="14.536cm" svg:x2="6.433cm" svg:y2="11.649cm">
          <text:p/>
        </draw:line>
        <draw:line draw:style-name="gr8" draw:text-style-name="P1" draw:layer="layout" svg:x1="4.952cm" svg:y1="14.742cm" svg:x2="4.357cm" svg:y2="14.536cm">
          <text:p/>
        </draw:line>
        <draw:line draw:style-name="gr8" draw:text-style-name="P1" draw:layer="layout" svg:x1="5.591cm" svg:y1="13.677cm" svg:x2="4.952cm" svg:y2="14.735cm">
          <text:p/>
        </draw:line>
        <draw:polyline draw:style-name="gr9" draw:text-style-name="P1" draw:layer="layout" svg:width="12.968cm" svg:height="4.174cm" svg:x="5.124cm" svg:y="13.46cm" svg:viewBox="0 0 12969 4175" draw:points="12969,3507 9849,4175 7644,4109 7555,4095 7409,4055 7287,3991 3832,1891 3817,1876 3281,621 3249,601 3214,579 3158,558 2720,689 2570,734 2225,719 2084,674 0,0">
          <text:p/>
        </draw:polyline>
        <draw:path draw:style-name="gr9" draw:text-style-name="P1" draw:layer="layout" svg:width="2.936cm" svg:height="2.043cm" svg:x="5.645cm" svg:y="14.866cm" svg:viewBox="0 0 2937 2044" svg:d="M632 649l13 41 81 15c75 25 133 77 183 154 43 66 142 33 221 59 107 35 86 226 183 176 90-46 238-100 221 0-20 120 91 145 110 221 25 102 129 87 191 139 71 60 83 170 154 228 60 50 126 73 198 132 64 53 152 63 221 103 65 38 163 193 220 96 55-93 114-116 169-199 50-75 33-130 116-171l15-21 9 1-8-73-73-30c-77-6-147-37-221-51-80-15-156-50-227-88-87-47-138-134-221-184-80-48-144-121-205-191-55-64-151-66-221-110-72-45-150-82-227-117-79-36-150-89-228-125-79-36-143-94-220-133-80-41-166-69-235-124-65-51-138-111-221-111-102 0-168-83-191-161-37-122-151-62-227-66-76-5-102-55-179-47l-5-12 15 37-22 73-8 74c-30 65-12 156 81 183 92 27 135 143 228 177 110 40 81-165 213-74 100 69 52 164 132 228">
          <text:p/>
        </draw:path>
        <draw:line draw:style-name="gr8" draw:text-style-name="P1" draw:layer="layout" svg:x1="5.063cm" svg:y1="14.624cm" svg:x2="5.702cm" svg:y2="14.888cm">
          <text:p/>
        </draw:line>
        <draw:line draw:style-name="gr8" draw:text-style-name="P1" draw:layer="layout" svg:x1="6.289cm" svg:y1="13.838cm" svg:x2="5.672cm" svg:y2="14.866cm">
          <text:p/>
        </draw:line>
        <draw:line draw:style-name="gr8" draw:text-style-name="P1" draw:layer="layout" svg:x1="6.84cm" svg:y1="14.014cm" svg:x2="6.231cm" svg:y2="15.145cm">
          <text:p/>
        </draw:line>
        <draw:line draw:style-name="gr8" draw:text-style-name="P1" draw:layer="layout" svg:x1="7.34cm" svg:y1="14.153cm" svg:x2="6.738cm" svg:y2="15.365cm">
          <text:p/>
        </draw:line>
        <draw:line draw:style-name="gr8" draw:text-style-name="P1" draw:layer="layout" svg:x1="7.59cm" svg:y1="14.175cm" svg:x2="7.619cm" svg:y2="15.869cm">
          <text:p/>
        </draw:line>
        <draw:line draw:style-name="gr8" draw:text-style-name="P1" draw:layer="layout" svg:x1="8.625cm" svg:y1="14.602cm" svg:x2="7.598cm" svg:y2="14.897cm">
          <text:p/>
        </draw:line>
        <draw:line draw:style-name="gr8" draw:text-style-name="P1" draw:layer="layout" svg:x1="8.882cm" svg:y1="15.226cm" svg:x2="7.604cm" svg:y2="15.608cm">
          <text:p/>
        </draw:line>
        <draw:line draw:style-name="gr8" draw:text-style-name="P1" draw:layer="layout" svg:x1="8.948cm" svg:y1="15.343cm" svg:x2="8.185cm" svg:y2="16.328cm">
          <text:p/>
        </draw:line>
        <draw:line draw:style-name="gr8" draw:text-style-name="P1" draw:layer="layout" svg:x1="9.294cm" svg:y1="15.733cm" svg:x2="8.86cm" svg:y2="15.446cm">
          <text:p/>
        </draw:line>
        <draw:line draw:style-name="gr8" draw:text-style-name="P1" draw:layer="layout" svg:x1="9.858cm" svg:y1="16.036cm" svg:x2="9.285cm" svg:y2="15.727cm">
          <text:p/>
        </draw:line>
        <draw:line draw:style-name="gr8" draw:text-style-name="P1" draw:layer="layout" svg:x1="9.309cm" svg:y1="16.757cm" svg:x2="9.852cm" svg:y2="16.005cm">
          <text:p/>
        </draw:line>
        <draw:line draw:style-name="gr8" draw:text-style-name="P1" draw:layer="layout" svg:x1="9.75cm" svg:y1="17.041cm" svg:x2="10.381cm" svg:y2="16.196cm">
          <text:p/>
        </draw:line>
        <draw:line draw:style-name="gr8" draw:text-style-name="P1" draw:layer="layout" svg:x1="10.23cm" svg:y1="17.402cm" svg:x2="10.912cm" svg:y2="16.54cm">
          <text:p/>
        </draw:line>
        <draw:line draw:style-name="gr8" draw:text-style-name="P1" draw:layer="layout" svg:x1="10.798cm" svg:y1="17.748cm" svg:x2="11.428cm" svg:y2="16.847cm">
          <text:p/>
        </draw:line>
        <draw:line draw:style-name="gr8" draw:text-style-name="P1" draw:layer="layout" svg:x1="11.283cm" svg:y1="18.104cm" svg:x2="11.923cm" svg:y2="17.158cm">
          <text:p/>
        </draw:line>
        <draw:line draw:style-name="gr8" draw:text-style-name="P1" draw:layer="layout" svg:x1="11.762cm" svg:y1="18.4cm" svg:x2="12.408cm" svg:y2="17.459cm">
          <text:p/>
        </draw:line>
        <draw:line draw:style-name="gr8" draw:text-style-name="P1" draw:layer="layout" svg:x1="12.261cm" svg:y1="18.686cm" svg:x2="12.633cm" svg:y2="17.531cm">
          <text:p/>
        </draw:line>
        <draw:line draw:style-name="gr8" draw:text-style-name="P1" draw:layer="layout" svg:x1="13.025cm" svg:y1="18.701cm" svg:x2="13.018cm" svg:y2="17.584cm">
          <text:p/>
        </draw:line>
        <draw:line draw:style-name="gr8" draw:text-style-name="P1" draw:layer="layout" svg:x1="13.613cm" svg:y1="18.697cm" svg:x2="13.635cm" svg:y2="17.577cm">
          <text:p/>
        </draw:line>
        <draw:line draw:style-name="gr8" draw:text-style-name="P1" draw:layer="layout" svg:x1="14.281cm" svg:y1="18.781cm" svg:x2="14.274cm" svg:y2="17.614cm">
          <text:p/>
        </draw:line>
        <draw:line draw:style-name="gr8" draw:text-style-name="P1" draw:layer="layout" svg:x1="14.817cm" svg:y1="17.634cm" svg:x2="14.787cm" svg:y2="18.99cm">
          <text:p/>
        </draw:line>
        <draw:line draw:style-name="gr8" draw:text-style-name="P1" draw:layer="layout" svg:x1="15.221cm" svg:y1="17.584cm" svg:x2="15.618cm" svg:y2="18.877cm">
          <text:p/>
        </draw:line>
        <draw:line draw:style-name="gr8" draw:text-style-name="P1" draw:layer="layout" svg:x1="15.786cm" svg:y1="17.451cm" svg:x2="16.205cm" svg:y2="18.752cm">
          <text:p/>
        </draw:line>
        <draw:line draw:style-name="gr8" draw:text-style-name="P1" draw:layer="layout" svg:x1="16.403cm" svg:y1="17.319cm" svg:x2="16.771cm" svg:y2="18.649cm">
          <text:p/>
        </draw:line>
        <draw:line draw:style-name="gr8" draw:text-style-name="P1" draw:layer="layout" svg:x1="16.976cm" svg:y1="17.216cm" svg:x2="17.41cm" svg:y2="18.737cm">
          <text:p/>
        </draw:line>
        <draw:line draw:style-name="gr8" draw:text-style-name="P1" draw:layer="layout" svg:x1="17.535cm" svg:y1="17.092cm" svg:x2="17.983cm" svg:y2="18.597cm">
          <text:p/>
        </draw:line>
        <draw:line draw:style-name="gr8" draw:text-style-name="P1" draw:layer="layout" svg:x1="18.086cm" svg:y1="16.967cm" svg:x2="18.497cm" svg:y2="18.215cm">
          <text:p/>
        </draw:line>
        <draw:line draw:style-name="gr8" draw:text-style-name="P1" draw:layer="layout" svg:x1="19.192cm" svg:y1="17.864cm" svg:x2="18.166cm" svg:y2="16.893cm">
          <text:p/>
        </draw:line>
        <draw:line draw:style-name="gr8" draw:text-style-name="P1" draw:layer="layout" svg:x1="19.925cm" svg:y1="17.574cm" svg:x2="18.747cm" svg:y2="16.504cm">
          <text:p/>
        </draw:line>
        <draw:polyline draw:style-name="gr9" draw:text-style-name="P1" draw:layer="layout" svg:width="1.895cm" svg:height="1.689cm" svg:x="19.458cm" svg:y="14.439cm" svg:viewBox="0 0 1896 1690" draw:points="0,0 440,313 538,370 1896,1690">
          <text:p/>
        </draw:polyline>
        <draw:line draw:style-name="gr8" draw:text-style-name="P1" draw:layer="layout" svg:x1="21.648cm" svg:y1="15.725cm" svg:x2="20.971cm" svg:y2="16.754cm">
          <text:p/>
        </draw:line>
        <draw:line draw:style-name="gr8" draw:text-style-name="P1" draw:layer="layout" svg:x1="20.892cm" svg:y1="13.243cm" svg:x2="21.03cm" svg:y2="15.139cm">
          <text:p/>
        </draw:line>
        <draw:line draw:style-name="gr8" draw:text-style-name="P1" draw:layer="layout" svg:x1="20.916cm" svg:y1="13.269cm" svg:x2="21.935cm" svg:y2="13.735cm">
          <text:p/>
        </draw:line>
        <draw:line draw:style-name="gr8" draw:text-style-name="P1" draw:layer="layout" svg:x1="22.236cm" svg:y1="13.177cm" svg:x2="21.898cm" svg:y2="13.735cm">
          <text:p/>
        </draw:line>
        <draw:line draw:style-name="gr8" draw:text-style-name="P1" draw:layer="layout" svg:x1="21.296cm" svg:y1="12.875cm" svg:x2="22.25cm" svg:y2="13.184cm">
          <text:p/>
        </draw:line>
        <draw:line draw:style-name="gr8" draw:text-style-name="P1" draw:layer="layout" svg:x1="21.556cm" svg:y1="12.48cm" svg:x2="22.537cm" svg:y2="12.728cm">
          <text:p/>
        </draw:line>
        <draw:line draw:style-name="gr8" draw:text-style-name="P1" draw:layer="layout" svg:x1="22.192cm" svg:y1="11.465cm" svg:x2="23.054cm" svg:y2="11.95cm">
          <text:p/>
        </draw:line>
        <draw:line draw:style-name="gr8" draw:text-style-name="P1" draw:layer="layout" svg:x1="23.773cm" svg:y1="12.257cm" svg:x2="22.883cm" svg:y2="13.544cm">
          <text:p/>
        </draw:line>
        <draw:line draw:style-name="gr8" draw:text-style-name="P1" draw:layer="layout" svg:x1="22.529cm" svg:y1="12.736cm" svg:x2="23.169cm" svg:y2="13.133cm">
          <text:p/>
        </draw:line>
        <draw:polyline draw:style-name="gr9" draw:text-style-name="P1" draw:layer="layout" svg:width="2.032cm" svg:height="3.583cm" svg:x="21.033cm" svg:y="11.928cm" svg:viewBox="0 0 2033 3584" draw:points="2033,0 1275,1133 1203,1249 1813,1594 1850,1619 885,3165 887,3166 737,3437 652,3584 468,3584 327,3474 0,3201">
          <text:p/>
        </draw:polyline>
        <draw:line draw:style-name="gr8" draw:text-style-name="P1" draw:layer="layout" svg:x1="21.891cm" svg:y1="13.72cm" svg:x2="22.626cm" svg:y2="13.992cm">
          <text:p/>
        </draw:line>
        <draw:line draw:style-name="gr8" draw:text-style-name="P1" draw:layer="layout" svg:x1="21.568cm" svg:y1="14.94cm" svg:x2="22.293cm" svg:y2="13.867cm">
          <text:p/>
        </draw:line>
        <draw:line draw:style-name="gr8" draw:text-style-name="P1" draw:layer="layout" svg:x1="21.722cm" svg:y1="13.992cm" svg:x2="22.369cm" svg:y2="14.337cm">
          <text:p/>
        </draw:line>
        <draw:line draw:style-name="gr8" draw:text-style-name="P1" draw:layer="layout" svg:x1="21.539cm" svg:y1="14.352cm" svg:x2="22.17cm" svg:y2="14.668cm">
          <text:p/>
        </draw:line>
        <draw:line draw:style-name="gr8" draw:text-style-name="P1" draw:layer="layout" svg:x1="23.766cm" svg:y1="12.262cm" svg:x2="23.03cm" svg:y2="11.943cm">
          <text:p/>
        </draw:line>
        <draw:line draw:style-name="gr8" draw:text-style-name="P1" draw:layer="layout" svg:x1="23.125cm" svg:y1="11.04cm" svg:x2="22.728cm" svg:y2="11.745cm">
          <text:p/>
        </draw:line>
        <draw:line draw:style-name="gr8" draw:text-style-name="P1" draw:layer="layout" svg:x1="23.522cm" svg:y1="11.194cm" svg:x2="23.162cm" svg:y2="12.01cm">
          <text:p/>
        </draw:line>
        <draw:line draw:style-name="gr8" draw:text-style-name="P1" draw:layer="layout" svg:x1="23.992cm" svg:y1="11.437cm" svg:x2="23.603cm" svg:y2="12.171cm">
          <text:p/>
        </draw:line>
        <draw:line draw:style-name="gr8" draw:text-style-name="P1" draw:layer="layout" svg:x1="24.44cm" svg:y1="11.635cm" svg:x2="24.073cm" svg:y2="12.303cm">
          <text:p/>
        </draw:line>
        <draw:line draw:style-name="gr8" draw:text-style-name="P1" draw:layer="layout" svg:x1="23.761cm" svg:y1="12.257cm" svg:x2="24.087cm" svg:y2="12.318cm">
          <text:p/>
        </draw:line>
        <draw:line draw:style-name="gr8" draw:text-style-name="P1" draw:layer="layout" svg:x1="24.756cm" svg:y1="12.671cm" svg:x2="24.058cm" svg:y2="12.311cm">
          <text:p/>
        </draw:line>
        <draw:line draw:style-name="gr8" draw:text-style-name="P1" draw:layer="layout" svg:x1="24.895cm" svg:y1="11.819cm" svg:x2="24.499cm" svg:y2="12.531cm">
          <text:p/>
        </draw:line>
        <draw:line draw:style-name="gr8" draw:text-style-name="P1" draw:layer="layout" svg:x1="18.879cm" svg:y1="16.181cm" svg:x2="20.41cm" svg:y2="16.157cm">
          <text:p/>
        </draw:line>
        <draw:line draw:style-name="gr8" draw:text-style-name="P1" draw:layer="layout" svg:x1="20.413cm" svg:y1="15.211cm" svg:x2="20.418cm" svg:y2="17.144cm">
          <text:p/>
        </draw:line>
        <draw:line draw:style-name="gr8" draw:text-style-name="P1" draw:layer="layout" svg:x1="18.784cm" svg:y1="16.409cm" svg:x2="20.407cm" svg:y2="16.879cm">
          <text:p/>
        </draw:line>
        <draw:polyline draw:style-name="gr9" draw:text-style-name="P1" draw:layer="layout" svg:width="1.18cm" svg:height="1.827cm" svg:x="20.746cm" svg:y="13.698cm" svg:viewBox="0 0 1181 1828" draw:points="1174,1389 537,1072 0,1828 265,1451 309,1399 580,999 602,968 1181,0">
          <text:p/>
        </draw:polyline>
        <draw:polyline draw:style-name="gr9" draw:text-style-name="P1" draw:layer="layout" svg:width="0.487cm" svg:height="1.2cm" svg:x="21.54cm" svg:y="15.497cm" svg:viewBox="0 0 488 1201" draw:points="0,1201 366,583 488,402 98,245 100,241 140,0">
          <text:p/>
        </draw:polyline>
        <draw:polyline draw:style-name="gr9" draw:text-style-name="P1" draw:layer="layout" svg:width="12.408cm" svg:height="3.252cm" svg:x="8.589cm" svg:y="15.733cm" svg:viewBox="0 0 12409 3253" draw:points="690,0 220,690 213,690 0,675 242,691 3053,2606 3136,2666 3672,2931 3757,2948 4451,2968 4695,2966 5027,2958 5016,2960 5670,3012 5692,2990 5707,3247 5729,3253 6192,3247 6191,3247 6943,3161 7014,3151 7606,3012 7704,2990 8182,2894 8174,2901 8562,2955 8784,3004 9391,2844 9626,2653 9893,2468 10083,2392 10635,2130 10799,2058 11114,1939 11318,1874 11871,1376 12066,1250 12409,1008">
          <text:p/>
        </draw:polyline>
        <draw:line draw:style-name="gr8" draw:text-style-name="P1" draw:layer="layout" svg:x1="21.953cm" svg:y1="16.686cm" svg:x2="20.998cm" svg:y2="16.747cm">
          <text:p/>
        </draw:line>
        <draw:line draw:style-name="gr8" draw:text-style-name="P1" draw:layer="layout" svg:x1="12.721cm" svg:y1="12.493cm" svg:x2="12.166cm" svg:y2="11.938cm">
          <text:p/>
        </draw:line>
        <draw:polyline draw:style-name="gr9" draw:text-style-name="P1" draw:layer="layout" svg:width="0.548cm" svg:height="0.398cm" svg:x="12.041cm" svg:y="11.449cm" svg:viewBox="0 0 549 399" draw:points="0,0 270,128 274,128 549,399">
          <text:p/>
        </draw:polyline>
        <draw:line draw:style-name="gr8" draw:text-style-name="P1" draw:layer="layout" svg:x1="13.085cm" svg:y1="11.902cm" svg:x2="13.461cm" svg:y2="12.195cm">
          <text:p/>
        </draw:line>
        <draw:polyline draw:style-name="gr9" draw:text-style-name="P1" draw:layer="layout" svg:width="4.547cm" svg:height="2.283cm" svg:x="9.996cm" svg:y="13.845cm" svg:viewBox="0 0 4548 2284" draw:points="1126,0 737,683 0,201 746,678 761,694 4404,2272 4548,2284">
          <text:p/>
        </draw:polyline>
        <draw:polyline draw:style-name="gr9" draw:text-style-name="P1" draw:layer="layout" svg:width="6.434cm" svg:height="3.905cm" svg:x="9.145cm" svg:y="12.223cm" svg:viewBox="0 0 6435 3906" draw:points="0,0 382,139 1260,367 6435,2572 5812,3743 5757,3813 5392,3906">
          <text:p/>
        </draw:polyline>
        <draw:line draw:style-name="gr10" draw:text-style-name="P1" draw:layer="layout" svg:x1="21.062cm" svg:y1="5.63cm" svg:x2="27.126cm" svg:y2="8.145cm">
          <text:p/>
        </draw:line>
        <draw:frame draw:style-name="gr11" draw:layer="layout" svg:width="5.548cm" svg:height="0.962cm" svg:x="16.559cm" svg:y="2.926cm">
          <draw:text-box>
            <text:p>Nyari Estate 2026</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width="0.051cm" svg:stroke-color="#000000" draw:marker-start-width="0.279cm" draw:marker-end-width="0.279cm" draw:fill="none" draw:fill-gradient-name="Gradient_20_7" draw:fill-hatch-name="Hatch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image layer">
        <svg:title>background map</svg:title>
      </draw:layer>
      <draw:layer draw:name="Drawing Layer"/>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eal Aggarwal</meta:initial-creator>
    <meta:creation-date>2026-01-21T09:51:24</meta:creation-date>
    <dc:date>2026-01-23T09:13:38</dc:date>
    <dc:creator>Neal Aggarwal</dc:creator>
    <meta:editing-duration>P1DT22H32M30S</meta:editing-duration>
    <meta:editing-cycles>23</meta:editing-cycles>
    <meta:generator>OpenOffice/4.1.15$Unix OpenOffice.org_project/4115m2$Build-9813</meta:generator>
    <meta:document-statistic meta:object-count="403"/>
  </office:meta>
</office:document-meta>
</file>